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border samples</text:p>
          </table:table-cell>
          <table:table-cell table:number-columns-repeated="2"/>
          <table:table-cell office:value-type="string">
            <text:p>time (user)</text:p>
          </table:table-cell>
          <table:table-cell office:value-type="string">
            <text:p>time (system)</text:p>
          </table:table-cell>
          <table:table-cell office:value-type="string">
            <text:p>time per (ms)</text:p>
          </table:table-cell>
          <table:table-cell office:value-type="string">
            <text:p>ave time (ms)</text:p>
          </table:table-cell>
          <table:table-cell/>
          <table:table-cell office:value-type="string">
            <text:p>border sample</text:p>
          </table:table-cell>
          <table:table-cell office:value-type="string">
            <text:p>time (ms)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formula="of:=([.D2]+[.E2])/15" office:value-type="float" office:value="0.00266666666666667">
            <text:p>0.0026666667</text:p>
          </table:table-cell>
          <table:table-cell table:formula="of:=AVERAGE([.F2:.F10])" office:value-type="float" office:value="0.00185185185185185">
            <text:p>0.0018518519</text:p>
          </table:table-cell>
          <table:table-cell/>
          <table:table-cell office:value-type="float" office:value="100">
            <text:p>100</text:p>
          </table:table-cell>
          <table:table-cell table:formula="of:=VLOOKUP([.I2];[.$A$2:.$G$201];7;0)" office:value-type="float" office:value="0.00185185185185185">
            <text:p>0.0018518519</text:p>
          </table:table-cell>
          <table:table-cell table:formula="of:=[.$J$24]*[.I2]+[.$J$25]" office:value-type="float" office:value="0.00202222222222222">
            <text:p>0.0020222222</text:p>
          </table:table-cell>
          <table:table-cell>
            <draw:frame table:end-cell-address="Sheet1.U31" table:end-x="0.808cm" table:end-y="0.134cm" draw:z-index="0" draw:style-name="gr1" draw:text-style-name="P1" svg:width="20.085cm" svg:height="12.998cm" svg:x="1.046cm" svg:y="0.233cm">
              <draw:object draw:notify-on-update-of-ranges="Sheet1.I2:Sheet1.I21 Sheet1.J2:Sheet1.J21 Sheet1.I2:Sheet1.I21 Sheet1.K2:Sheet1.K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57">
            <text:p>0.9057</text:p>
          </table:table-cell>
          <table:table-cell office:value-type="float" office:value="0.5273">
            <text:p>0.527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formula="of:=([.D3]+[.E3])/15" office:value-type="float" office:value="0.00266666666666667">
            <text:p>0.0026666667</text:p>
          </table:table-cell>
          <table:table-cell table:formula="of:=AVERAGE([.F3:.F11])" office:value-type="float" office:value="0.00185185185185185">
            <text:p>0.0018518519</text:p>
          </table:table-cell>
          <table:table-cell/>
          <table:table-cell table:formula="of:=[.I2]+100" office:value-type="float" office:value="200">
            <text:p>200</text:p>
          </table:table-cell>
          <table:table-cell table:formula="of:=VLOOKUP([.I3];[.$A$2:.$G$201];7;0)" office:value-type="float" office:value="0.00318518518518519">
            <text:p>0.0031851852</text:p>
          </table:table-cell>
          <table:table-cell table:formula="of:=[.$J$24]*[.I3]+[.$J$25]" office:value-type="float" office:value="0.00286198830409357">
            <text:p>0.002861988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21">
            <text:p>0.9021</text:p>
          </table:table-cell>
          <table:table-cell office:value-type="float" office:value="0.5213">
            <text:p>0.5213</text:p>
          </table:table-cell>
          <table:table-cell table:number-columns-repeated="2" office:value-type="float" office:value="0.01">
            <text:p>0.01</text:p>
          </table:table-cell>
          <table:table-cell table:formula="of:=([.D4]+[.E4])/15" office:value-type="float" office:value="0.00133333333333333">
            <text:p>0.0013333333</text:p>
          </table:table-cell>
          <table:table-cell table:formula="of:=AVERAGE([.F4:.F12])" office:value-type="float" office:value="0.00177777777777778">
            <text:p>0.0017777778</text:p>
          </table:table-cell>
          <table:table-cell/>
          <table:table-cell table:formula="of:=[.I3]+100" office:value-type="float" office:value="300">
            <text:p>300</text:p>
          </table:table-cell>
          <table:table-cell table:formula="of:=VLOOKUP([.I4];[.$A$2:.$G$201];7;0)" office:value-type="float" office:value="0.0037037037037037">
            <text:p>0.0037037037</text:p>
          </table:table-cell>
          <table:table-cell table:formula="of:=[.$J$24]*[.I4]+[.$J$25]" office:value-type="float" office:value="0.00370175438596491">
            <text:p>0.003701754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74">
            <text:p>0.9074</text:p>
          </table:table-cell>
          <table:table-cell office:value-type="float" office:value="0.5378">
            <text:p>0.5378</text:p>
          </table:table-cell>
          <table:table-cell table:number-columns-repeated="2" office:value-type="float" office:value="0.01">
            <text:p>0.01</text:p>
          </table:table-cell>
          <table:table-cell table:formula="of:=([.D5]+[.E5])/15" office:value-type="float" office:value="0.00133333333333333">
            <text:p>0.0013333333</text:p>
          </table:table-cell>
          <table:table-cell table:formula="of:=AVERAGE([.F5:.F13])" office:value-type="float" office:value="0.002">
            <text:p>0.002</text:p>
          </table:table-cell>
          <table:table-cell/>
          <table:table-cell table:formula="of:=[.I4]+100" office:value-type="float" office:value="400">
            <text:p>400</text:p>
          </table:table-cell>
          <table:table-cell table:formula="of:=VLOOKUP([.I5];[.$A$2:.$G$201];7;0)" office:value-type="float" office:value="0.00481481481481481">
            <text:p>0.0048148148</text:p>
          </table:table-cell>
          <table:table-cell table:formula="of:=[.$J$24]*[.I5]+[.$J$25]" office:value-type="float" office:value="0.00454152046783626">
            <text:p>0.004541520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55">
            <text:p>0.9055</text:p>
          </table:table-cell>
          <table:table-cell office:value-type="float" office:value="0.5314">
            <text:p>0.53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f:=([.D6]+[.E6])/15" office:value-type="float" office:value="0.000666666666666667">
            <text:p>0.0006666667</text:p>
          </table:table-cell>
          <table:table-cell table:formula="of:=AVERAGE([.F6:.F14])" office:value-type="float" office:value="0.00214814814814815">
            <text:p>0.0021481481</text:p>
          </table:table-cell>
          <table:table-cell/>
          <table:table-cell table:formula="of:=[.I5]+100" office:value-type="float" office:value="500">
            <text:p>500</text:p>
          </table:table-cell>
          <table:table-cell table:formula="of:=VLOOKUP([.I6];[.$A$2:.$G$201];7;0)" office:value-type="float" office:value="0.00525925925925926">
            <text:p>0.0052592593</text:p>
          </table:table-cell>
          <table:table-cell table:formula="of:=[.$J$24]*[.I6]+[.$J$25]" office:value-type="float" office:value="0.0053812865497076">
            <text:p>0.005381286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table:number-columns-repeated="2" office:value-type="float" office:value="0.01">
            <text:p>0.01</text:p>
          </table:table-cell>
          <table:table-cell table:formula="of:=([.D7]+[.E7])/15" office:value-type="float" office:value="0.00133333333333333">
            <text:p>0.0013333333</text:p>
          </table:table-cell>
          <table:table-cell table:formula="of:=AVERAGE([.F7:.F15])" office:value-type="float" office:value="0.00251851851851852">
            <text:p>0.0025185185</text:p>
          </table:table-cell>
          <table:table-cell/>
          <table:table-cell table:formula="of:=[.I6]+100" office:value-type="float" office:value="600">
            <text:p>600</text:p>
          </table:table-cell>
          <table:table-cell table:formula="of:=VLOOKUP([.I7];[.$A$2:.$G$201];7;0)" office:value-type="float" office:value="0.00651851851851852">
            <text:p>0.0065185185</text:p>
          </table:table-cell>
          <table:table-cell table:formula="of:=[.$J$24]*[.I7]+[.$J$25]" office:value-type="float" office:value="0.00622105263157895">
            <text:p>0.006221052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76">
            <text:p>0.9076</text:p>
          </table:table-cell>
          <table:table-cell office:value-type="float" office:value="0.537">
            <text:p>0.53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formula="of:=([.D8]+[.E8])/15" office:value-type="float" office:value="0.00266666666666667">
            <text:p>0.0026666667</text:p>
          </table:table-cell>
          <table:table-cell table:formula="of:=AVERAGE([.F8:.F16])" office:value-type="float" office:value="0.00281481481481481">
            <text:p>0.0028148148</text:p>
          </table:table-cell>
          <table:table-cell/>
          <table:table-cell table:formula="of:=[.I7]+100" office:value-type="float" office:value="700">
            <text:p>700</text:p>
          </table:table-cell>
          <table:table-cell table:formula="of:=VLOOKUP([.I8];[.$A$2:.$G$201];7;0)" office:value-type="float" office:value="0.00718518518518519">
            <text:p>0.0071851852</text:p>
          </table:table-cell>
          <table:table-cell table:formula="of:=[.$J$24]*[.I8]+[.$J$25]" office:value-type="float" office:value="0.00706081871345029">
            <text:p>0.007060818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33">
            <text:p>0.9033</text:p>
          </table:table-cell>
          <table:table-cell office:value-type="float" office:value="0.5167">
            <text:p>0.5167</text:p>
          </table:table-cell>
          <table:table-cell table:number-columns-repeated="2" office:value-type="float" office:value="0.01">
            <text:p>0.01</text:p>
          </table:table-cell>
          <table:table-cell table:formula="of:=([.D9]+[.E9])/15" office:value-type="float" office:value="0.00133333333333333">
            <text:p>0.0013333333</text:p>
          </table:table-cell>
          <table:table-cell table:formula="of:=AVERAGE([.F9:.F17])" office:value-type="float" office:value="0.00296296296296296">
            <text:p>0.002962963</text:p>
          </table:table-cell>
          <table:table-cell/>
          <table:table-cell table:formula="of:=[.I8]+100" office:value-type="float" office:value="800">
            <text:p>800</text:p>
          </table:table-cell>
          <table:table-cell table:formula="of:=VLOOKUP([.I9];[.$A$2:.$G$201];7;0)" office:value-type="float" office:value="0.0077037037037037">
            <text:p>0.0077037037</text:p>
          </table:table-cell>
          <table:table-cell table:formula="of:=[.$J$24]*[.I9]+[.$J$25]" office:value-type="float" office:value="0.00790058479532164">
            <text:p>0.007900584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62">
            <text:p>0.9062</text:p>
          </table:table-cell>
          <table:table-cell office:value-type="float" office:value="0.5344">
            <text:p>0.5344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formula="of:=([.D10]+[.E10])/15" office:value-type="float" office:value="0.00266666666666667">
            <text:p>0.0026666667</text:p>
          </table:table-cell>
          <table:table-cell table:formula="of:=AVERAGE([.F10:.F18])" office:value-type="float" office:value="0.00311111111111111">
            <text:p>0.0031111111</text:p>
          </table:table-cell>
          <table:table-cell/>
          <table:table-cell table:formula="of:=[.I9]+100" office:value-type="float" office:value="900">
            <text:p>900</text:p>
          </table:table-cell>
          <table:table-cell table:formula="of:=VLOOKUP([.I10];[.$A$2:.$G$201];7;0)" office:value-type="float" office:value="0.0082962962962963">
            <text:p>0.0082962963</text:p>
          </table:table-cell>
          <table:table-cell table:formula="of:=[.$J$24]*[.I10]+[.$J$25]" office:value-type="float" office:value="0.00874035087719298">
            <text:p>0.008740350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47">
            <text:p>0.9047</text:p>
          </table:table-cell>
          <table:table-cell office:value-type="float" office:value="0.5284">
            <text:p>0.5284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formula="of:=([.D11]+[.E11])/15" office:value-type="float" office:value="0.00266666666666667">
            <text:p>0.0026666667</text:p>
          </table:table-cell>
          <table:table-cell table:formula="of:=AVERAGE([.F11:.F19])" office:value-type="float" office:value="0.00311111111111111">
            <text:p>0.0031111111</text:p>
          </table:table-cell>
          <table:table-cell/>
          <table:table-cell table:formula="of:=[.I10]+100" office:value-type="float" office:value="1000">
            <text:p>1000</text:p>
          </table:table-cell>
          <table:table-cell table:formula="of:=VLOOKUP([.I11];[.$A$2:.$G$201];7;0)" office:value-type="float" office:value="0.00940740740740741">
            <text:p>0.0094074074</text:p>
          </table:table-cell>
          <table:table-cell table:formula="of:=[.$J$24]*[.I11]+[.$J$25]" office:value-type="float" office:value="0.00958011695906433">
            <text:p>0.00958011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107">
            <text:p>0.9107</text:p>
          </table:table-cell>
          <table:table-cell office:value-type="float" office:value="0.547">
            <text:p>0.5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formula="of:=([.D12]+[.E12])/15" office:value-type="float" office:value="0.002">
            <text:p>0.002</text:p>
          </table:table-cell>
          <table:table-cell table:formula="of:=AVERAGE([.F12:.F20])" office:value-type="float" office:value="0.00318518518518519">
            <text:p>0.0031851852</text:p>
          </table:table-cell>
          <table:table-cell/>
          <table:table-cell table:formula="of:=[.I11]+100" office:value-type="float" office:value="1100">
            <text:p>1100</text:p>
          </table:table-cell>
          <table:table-cell table:formula="of:=VLOOKUP([.I12];[.$A$2:.$G$201];7;0)" office:value-type="float" office:value="0.0101481481481481">
            <text:p>0.0101481481</text:p>
          </table:table-cell>
          <table:table-cell table:formula="of:=[.$J$24]*[.I12]+[.$J$25]" office:value-type="float" office:value="0.0104198830409357">
            <text:p>0.01041988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6">
            <text:p>0.906</text:p>
          </table:table-cell>
          <table:table-cell office:value-type="float" office:value="0.5281">
            <text:p>0.528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formula="of:=([.D13]+[.E13])/15" office:value-type="float" office:value="0.00333333333333333">
            <text:p>0.0033333333</text:p>
          </table:table-cell>
          <table:table-cell table:formula="of:=AVERAGE([.F13:.F21])" office:value-type="float" office:value="0.00325925925925926">
            <text:p>0.0032592593</text:p>
          </table:table-cell>
          <table:table-cell/>
          <table:table-cell table:formula="of:=[.I12]+100" office:value-type="float" office:value="1200">
            <text:p>1200</text:p>
          </table:table-cell>
          <table:table-cell table:formula="of:=VLOOKUP([.I13];[.$A$2:.$G$201];7;0)" office:value-type="float" office:value="0.010962962962963">
            <text:p>0.010962963</text:p>
          </table:table-cell>
          <table:table-cell table:formula="of:=[.$J$24]*[.I13]+[.$J$25]" office:value-type="float" office:value="0.011259649122807">
            <text:p>0.011259649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formula="of:=([.D14]+[.E14])/15" office:value-type="float" office:value="0.00266666666666667">
            <text:p>0.0026666667</text:p>
          </table:table-cell>
          <table:table-cell table:formula="of:=AVERAGE([.F14:.F22])" office:value-type="float" office:value="0.00340740740740741">
            <text:p>0.0034074074</text:p>
          </table:table-cell>
          <table:table-cell/>
          <table:table-cell table:formula="of:=[.I13]+100" office:value-type="float" office:value="1300">
            <text:p>1300</text:p>
          </table:table-cell>
          <table:table-cell table:formula="of:=VLOOKUP([.I14];[.$A$2:.$G$201];7;0)" office:value-type="float" office:value="0.012">
            <text:p>0.012</text:p>
          </table:table-cell>
          <table:table-cell table:formula="of:=[.$J$24]*[.I14]+[.$J$25]" office:value-type="float" office:value="0.0120994152046784">
            <text:p>0.012099415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table:number-columns-repeated="2" office:value-type="float" office:value="0.03">
            <text:p>0.03</text:p>
          </table:table-cell>
          <table:table-cell table:formula="of:=([.D15]+[.E15])/15" office:value-type="float" office:value="0.004">
            <text:p>0.004</text:p>
          </table:table-cell>
          <table:table-cell table:formula="of:=AVERAGE([.F15:.F23])" office:value-type="float" office:value="0.00340740740740741">
            <text:p>0.0034074074</text:p>
          </table:table-cell>
          <table:table-cell/>
          <table:table-cell table:formula="of:=[.I14]+100" office:value-type="float" office:value="1400">
            <text:p>1400</text:p>
          </table:table-cell>
          <table:table-cell table:formula="of:=VLOOKUP([.I15];[.$A$2:.$G$201];7;0)" office:value-type="float" office:value="0.013037037037037">
            <text:p>0.013037037</text:p>
          </table:table-cell>
          <table:table-cell table:formula="of:=[.$J$24]*[.I15]+[.$J$25]" office:value-type="float" office:value="0.0129391812865497">
            <text:p>0.012939181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53">
            <text:p>0.9053</text:p>
          </table:table-cell>
          <table:table-cell office:value-type="float" office:value="0.5306">
            <text:p>0.5306</text:p>
          </table:table-cell>
          <table:table-cell table:number-columns-repeated="2" office:value-type="float" office:value="0.03">
            <text:p>0.03</text:p>
          </table:table-cell>
          <table:table-cell table:formula="of:=([.D16]+[.E16])/15" office:value-type="float" office:value="0.004">
            <text:p>0.004</text:p>
          </table:table-cell>
          <table:table-cell table:formula="of:=AVERAGE([.F16:.F24])" office:value-type="float" office:value="0.00333333333333333">
            <text:p>0.0033333333</text:p>
          </table:table-cell>
          <table:table-cell/>
          <table:table-cell table:formula="of:=[.I15]+100" office:value-type="float" office:value="1500">
            <text:p>1500</text:p>
          </table:table-cell>
          <table:table-cell table:formula="of:=VLOOKUP([.I16];[.$A$2:.$G$201];7;0)" office:value-type="float" office:value="0.014">
            <text:p>0.014</text:p>
          </table:table-cell>
          <table:table-cell table:formula="of:=[.$J$24]*[.I16]+[.$J$25]" office:value-type="float" office:value="0.0137789473684211">
            <text:p>0.013778947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table:number-columns-repeated="2" office:value-type="float" office:value="0.03">
            <text:p>0.03</text:p>
          </table:table-cell>
          <table:table-cell table:formula="of:=([.D17]+[.E17])/15" office:value-type="float" office:value="0.004">
            <text:p>0.004</text:p>
          </table:table-cell>
          <table:table-cell table:formula="of:=AVERAGE([.F17:.F25])" office:value-type="float" office:value="0.00333333333333333">
            <text:p>0.0033333333</text:p>
          </table:table-cell>
          <table:table-cell/>
          <table:table-cell table:formula="of:=[.I16]+100" office:value-type="float" office:value="1600">
            <text:p>1600</text:p>
          </table:table-cell>
          <table:table-cell table:formula="of:=VLOOKUP([.I17];[.$A$2:.$G$201];7;0)" office:value-type="float" office:value="0.0148148148148148">
            <text:p>0.0148148148</text:p>
          </table:table-cell>
          <table:table-cell table:formula="of:=[.$J$24]*[.I17]+[.$J$25]" office:value-type="float" office:value="0.0146187134502924">
            <text:p>0.014618713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76">
            <text:p>0.9076</text:p>
          </table:table-cell>
          <table:table-cell office:value-type="float" office:value="0.5369">
            <text:p>0.536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formula="of:=([.D18]+[.E18])/15" office:value-type="float" office:value="0.00266666666666667">
            <text:p>0.0026666667</text:p>
          </table:table-cell>
          <table:table-cell table:formula="of:=AVERAGE([.F18:.F26])" office:value-type="float" office:value="0.00318518518518519">
            <text:p>0.0031851852</text:p>
          </table:table-cell>
          <table:table-cell/>
          <table:table-cell table:formula="of:=[.I17]+100" office:value-type="float" office:value="1700">
            <text:p>1700</text:p>
          </table:table-cell>
          <table:table-cell table:formula="of:=VLOOKUP([.I18];[.$A$2:.$G$201];7;0)" office:value-type="float" office:value="0.0153333333333333">
            <text:p>0.0153333333</text:p>
          </table:table-cell>
          <table:table-cell table:formula="of:=[.$J$24]*[.I18]+[.$J$25]" office:value-type="float" office:value="0.0154584795321637">
            <text:p>0.015458479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31">
            <text:p>0.9031</text:p>
          </table:table-cell>
          <table:table-cell office:value-type="float" office:value="0.516">
            <text:p>0.51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formula="of:=([.D19]+[.E19])/15" office:value-type="float" office:value="0.00266666666666667">
            <text:p>0.0026666667</text:p>
          </table:table-cell>
          <table:table-cell table:formula="of:=AVERAGE([.F19:.F27])" office:value-type="float" office:value="0.00340740740740741">
            <text:p>0.0034074074</text:p>
          </table:table-cell>
          <table:table-cell/>
          <table:table-cell table:formula="of:=[.I18]+100" office:value-type="float" office:value="1800">
            <text:p>1800</text:p>
          </table:table-cell>
          <table:table-cell table:formula="of:=VLOOKUP([.I19];[.$A$2:.$G$201];7;0)" office:value-type="float" office:value="0.0174074074074074">
            <text:p>0.0174074074</text:p>
          </table:table-cell>
          <table:table-cell table:formula="of:=[.$J$24]*[.I19]+[.$J$25]" office:value-type="float" office:value="0.0162982456140351">
            <text:p>0.016298245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62">
            <text:p>0.9062</text:p>
          </table:table-cell>
          <table:table-cell office:value-type="float" office:value="0.5342">
            <text:p>0.534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formula="of:=([.D20]+[.E20])/15" office:value-type="float" office:value="0.00333333333333333">
            <text:p>0.0033333333</text:p>
          </table:table-cell>
          <table:table-cell table:formula="of:=AVERAGE([.F20:.F28])" office:value-type="float" office:value="0.00362962962962963">
            <text:p>0.0036296296</text:p>
          </table:table-cell>
          <table:table-cell/>
          <table:table-cell table:formula="of:=[.I19]+100" office:value-type="float" office:value="1900">
            <text:p>1900</text:p>
          </table:table-cell>
          <table:table-cell table:formula="of:=VLOOKUP([.I20];[.$A$2:.$G$201];7;0)" office:value-type="float" office:value="0.0163703703703704">
            <text:p>0.0163703704</text:p>
          </table:table-cell>
          <table:table-cell table:formula="of:=[.$J$24]*[.I20]+[.$J$25]" office:value-type="float" office:value="0.0171380116959064">
            <text:p>0.017138011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48">
            <text:p>0.9048</text:p>
          </table:table-cell>
          <table:table-cell office:value-type="float" office:value="0.5284">
            <text:p>0.528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formula="of:=([.D21]+[.E21])/15" office:value-type="float" office:value="0.00266666666666667">
            <text:p>0.0026666667</text:p>
          </table:table-cell>
          <table:table-cell table:formula="of:=AVERAGE([.F21:.F29])" office:value-type="float" office:value="0.00362962962962963">
            <text:p>0.0036296296</text:p>
          </table:table-cell>
          <table:table-cell/>
          <table:table-cell table:formula="of:=[.I20]+100" office:value-type="float" office:value="2000">
            <text:p>2000</text:p>
          </table:table-cell>
          <table:table-cell table:formula="of:=VLOOKUP([.I21];[.$A$2:.$G$201];7;0)" office:value-type="float" office:value="0.018">
            <text:p>0.018</text:p>
          </table:table-cell>
          <table:table-cell table:formula="of:=[.$J$24]*[.I21]+[.$J$25]" office:value-type="float" office:value="0.0179777777777778">
            <text:p>0.017977777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f:=([.D22]+[.E22])/15" office:value-type="float" office:value="0.00466666666666667">
            <text:p>0.0046666667</text:p>
          </table:table-cell>
          <table:table-cell table:formula="of:=AVERAGE([.F22:.F30])" office:value-type="float" office:value="0.0037037037037037">
            <text:p>0.0037037037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formula="of:=([.D23]+[.E23])/15" office:value-type="float" office:value="0.00266666666666667">
            <text:p>0.0026666667</text:p>
          </table:table-cell>
          <table:table-cell table:formula="of:=AVERAGE([.F23:.F31])" office:value-type="float" office:value="0.00355555555555556">
            <text:p>0.0035555556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formula="of:=([.D24]+[.E24])/15" office:value-type="float" office:value="0.00333333333333333">
            <text:p>0.0033333333</text:p>
          </table:table-cell>
          <table:table-cell table:formula="of:=AVERAGE([.F24:.F32])" office:value-type="float" office:value="0.00377777777777778">
            <text:p>0.0037777778</text:p>
          </table:table-cell>
          <table:table-cell/>
          <table:table-cell office:value-type="string">
            <text:p>m</text:p>
          </table:table-cell>
          <table:table-cell table:formula="of:=SLOPE([.J2:.J21];[.I2:.I21])" office:value-type="float" office:value="0.00000839766081871345">
            <text:p>8.39766081871345E-00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74">
            <text:p>0.9074</text:p>
          </table:table-cell>
          <table:table-cell office:value-type="float" office:value="0.5378">
            <text:p>0.5378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formula="of:=([.D25]+[.E25])/15" office:value-type="float" office:value="0.004">
            <text:p>0.004</text:p>
          </table:table-cell>
          <table:table-cell table:formula="of:=AVERAGE([.F25:.F33])" office:value-type="float" office:value="0.00407407407407407">
            <text:p>0.0040740741</text:p>
          </table:table-cell>
          <table:table-cell/>
          <table:table-cell office:value-type="string">
            <text:p>b</text:p>
          </table:table-cell>
          <table:table-cell table:formula="of:=INTERCEPT([.J2:.J21];[.I2:.I21])" office:value-type="float" office:value="0.00118245614035088">
            <text:p>0.001182456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55">
            <text:p>0.9055</text:p>
          </table:table-cell>
          <table:table-cell office:value-type="float" office:value="0.5312">
            <text:p>0.53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formula="of:=([.D26]+[.E26])/15" office:value-type="float" office:value="0.00266666666666667">
            <text:p>0.0026666667</text:p>
          </table:table-cell>
          <table:table-cell table:formula="of:=AVERAGE([.F26:.F34])" office:value-type="float" office:value="0.00414814814814815">
            <text:p>0.0041481481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f:=([.D27]+[.E27])/15" office:value-type="float" office:value="0.00466666666666667">
            <text:p>0.0046666667</text:p>
          </table:table-cell>
          <table:table-cell table:formula="of:=AVERAGE([.F27:.F35])" office:value-type="float" office:value="0.00437037037037037">
            <text:p>0.0043703704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77">
            <text:p>0.9077</text:p>
          </table:table-cell>
          <table:table-cell office:value-type="float" office:value="0.5372">
            <text:p>0.537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f:=([.D28]+[.E28])/15" office:value-type="float" office:value="0.00466666666666667">
            <text:p>0.0046666667</text:p>
          </table:table-cell>
          <table:table-cell table:formula="of:=AVERAGE([.F28:.F36])" office:value-type="float" office:value="0.00437037037037037">
            <text:p>0.0043703704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formula="of:=([.D29]+[.E29])/15" office:value-type="float" office:value="0.00333333333333333">
            <text:p>0.0033333333</text:p>
          </table:table-cell>
          <table:table-cell table:formula="of:=AVERAGE([.F29:.F37])" office:value-type="float" office:value="0.00437037037037037">
            <text:p>0.0043703704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61">
            <text:p>0.9061</text:p>
          </table:table-cell>
          <table:table-cell office:value-type="float" office:value="0.5337">
            <text:p>0.533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formula="of:=([.D30]+[.E30])/15" office:value-type="float" office:value="0.00333333333333333">
            <text:p>0.0033333333</text:p>
          </table:table-cell>
          <table:table-cell table:formula="of:=AVERAGE([.F30:.F38])" office:value-type="float" office:value="0.00451851851851852">
            <text:p>0.0045185185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formula="of:=([.D31]+[.E31])/15" office:value-type="float" office:value="0.00333333333333333">
            <text:p>0.0033333333</text:p>
          </table:table-cell>
          <table:table-cell table:formula="of:=AVERAGE([.F31:.F39])" office:value-type="float" office:value="0.00466666666666667">
            <text:p>0.0046666667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formula="of:=([.D32]+[.E32])/15" office:value-type="float" office:value="0.00466666666666667">
            <text:p>0.0046666667</text:p>
          </table:table-cell>
          <table:table-cell table:formula="of:=AVERAGE([.F32:.F40])" office:value-type="float" office:value="0.00481481481481481">
            <text:p>0.0048148148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f:=([.D33]+[.E33])/15" office:value-type="float" office:value="0.006">
            <text:p>0.006</text:p>
          </table:table-cell>
          <table:table-cell table:formula="of:=AVERAGE([.F33:.F41])" office:value-type="float" office:value="0.00466666666666667">
            <text:p>0.0046666667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formula="of:=([.D34]+[.E34])/15" office:value-type="float" office:value="0.00466666666666667">
            <text:p>0.0046666667</text:p>
          </table:table-cell>
          <table:table-cell table:formula="of:=AVERAGE([.F34:.F42])" office:value-type="float" office:value="0.00444444444444444">
            <text:p>0.0044444444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74">
            <text:p>0.9074</text:p>
          </table:table-cell>
          <table:table-cell office:value-type="float" office:value="0.5378">
            <text:p>0.537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formula="of:=([.D35]+[.E35])/15" office:value-type="float" office:value="0.00466666666666667">
            <text:p>0.0046666667</text:p>
          </table:table-cell>
          <table:table-cell table:formula="of:=AVERAGE([.F35:.F43])" office:value-type="float" office:value="0.00451851851851852">
            <text:p>0.0045185185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53">
            <text:p>0.9053</text:p>
          </table:table-cell>
          <table:table-cell office:value-type="float" office:value="0.5306">
            <text:p>0.5306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formula="of:=([.D36]+[.E36])/15" office:value-type="float" office:value="0.00466666666666667">
            <text:p>0.0046666667</text:p>
          </table:table-cell>
          <table:table-cell table:formula="of:=AVERAGE([.F36:.F44])" office:value-type="float" office:value="0.00459259259259259">
            <text:p>0.0045925926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f:=([.D37]+[.E37])/15" office:value-type="float" office:value="0.00466666666666667">
            <text:p>0.0046666667</text:p>
          </table:table-cell>
          <table:table-cell table:formula="of:=AVERAGE([.F37:.F45])" office:value-type="float" office:value="0.00466666666666667">
            <text:p>0.0046666667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76">
            <text:p>0.9076</text:p>
          </table:table-cell>
          <table:table-cell office:value-type="float" office:value="0.5369">
            <text:p>0.536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f:=([.D38]+[.E38])/15" office:value-type="float" office:value="0.00466666666666667">
            <text:p>0.0046666667</text:p>
          </table:table-cell>
          <table:table-cell table:formula="of:=AVERAGE([.F38:.F46])" office:value-type="float" office:value="0.00481481481481481">
            <text:p>0.0048148148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formula="of:=([.D39]+[.E39])/15" office:value-type="float" office:value="0.00466666666666667">
            <text:p>0.0046666667</text:p>
          </table:table-cell>
          <table:table-cell table:formula="of:=AVERAGE([.F39:.F47])" office:value-type="float" office:value="0.00488888888888889">
            <text:p>0.0048888889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f:=([.D40]+[.E40])/15" office:value-type="float" office:value="0.00466666666666667">
            <text:p>0.0046666667</text:p>
          </table:table-cell>
          <table:table-cell table:formula="of:=AVERAGE([.F40:.F48])" office:value-type="float" office:value="0.00503703703703704">
            <text:p>0.005037037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formula="of:=([.D41]+[.E41])/15" office:value-type="float" office:value="0.00333333333333333">
            <text:p>0.0033333333</text:p>
          </table:table-cell>
          <table:table-cell table:formula="of:=AVERAGE([.F41:.F49])" office:value-type="float" office:value="0.00511111111111111">
            <text:p>0.0051111111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formula="of:=([.D42]+[.E42])/15" office:value-type="float" office:value="0.004">
            <text:p>0.004</text:p>
          </table:table-cell>
          <table:table-cell table:formula="of:=AVERAGE([.F42:.F50])" office:value-type="float" office:value="0.00525925925925926">
            <text:p>0.0052592593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59">
            <text:p>0.9059</text:p>
          </table:table-cell>
          <table:table-cell office:value-type="float" office:value="0.5277">
            <text:p>0.5277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([.D43]+[.E43])/15" office:value-type="float" office:value="0.00533333333333333">
            <text:p>0.0053333333</text:p>
          </table:table-cell>
          <table:table-cell table:formula="of:=AVERAGE([.F43:.F51])" office:value-type="float" office:value="0.00540740740740741">
            <text:p>0.0054074074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([.D44]+[.E44])/15" office:value-type="float" office:value="0.00533333333333333">
            <text:p>0.0053333333</text:p>
          </table:table-cell>
          <table:table-cell table:formula="of:=AVERAGE([.F44:.F52])" office:value-type="float" office:value="0.00555555555555556">
            <text:p>0.0055555556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([.D45]+[.E45])/15" office:value-type="float" office:value="0.00533333333333333">
            <text:p>0.0053333333</text:p>
          </table:table-cell>
          <table:table-cell table:formula="of:=AVERAGE([.F45:.F53])" office:value-type="float" office:value="0.0057037037037037">
            <text:p>0.0057037037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55">
            <text:p>0.9055</text:p>
          </table:table-cell>
          <table:table-cell office:value-type="float" office:value="0.5312">
            <text:p>0.531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f:=([.D46]+[.E46])/15" office:value-type="float" office:value="0.006">
            <text:p>0.006</text:p>
          </table:table-cell>
          <table:table-cell table:formula="of:=AVERAGE([.F46:.F54])" office:value-type="float" office:value="0.00585185185185185">
            <text:p>0.0058518519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([.D47]+[.E47])/15" office:value-type="float" office:value="0.00533333333333333">
            <text:p>0.0053333333</text:p>
          </table:table-cell>
          <table:table-cell table:formula="of:=AVERAGE([.F47:.F55])" office:value-type="float" office:value="0.00577777777777778">
            <text:p>0.0057777778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76">
            <text:p>0.9076</text:p>
          </table:table-cell>
          <table:table-cell office:value-type="float" office:value="0.5369">
            <text:p>0.5369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f:=([.D48]+[.E48])/15" office:value-type="float" office:value="0.006">
            <text:p>0.006</text:p>
          </table:table-cell>
          <table:table-cell table:formula="of:=AVERAGE([.F48:.F56])" office:value-type="float" office:value="0.00592592592592593">
            <text:p>0.0059259259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([.D49]+[.E49])/15" office:value-type="float" office:value="0.00533333333333333">
            <text:p>0.0053333333</text:p>
          </table:table-cell>
          <table:table-cell table:formula="of:=AVERAGE([.F49:.F57])" office:value-type="float" office:value="0.00614814814814815">
            <text:p>0.0061481481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62">
            <text:p>0.9062</text:p>
          </table:table-cell>
          <table:table-cell office:value-type="float" office:value="0.5341">
            <text:p>0.534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formula="of:=([.D50]+[.E50])/15" office:value-type="float" office:value="0.00466666666666667">
            <text:p>0.0046666667</text:p>
          </table:table-cell>
          <table:table-cell table:formula="of:=AVERAGE([.F50:.F58])" office:value-type="float" office:value="0.00614814814814815">
            <text:p>0.0061481481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([.D51]+[.E51])/15" office:value-type="float" office:value="0.00533333333333333">
            <text:p>0.0053333333</text:p>
          </table:table-cell>
          <table:table-cell table:formula="of:=AVERAGE([.F51:.F59])" office:value-type="float" office:value="0.00637037037037037">
            <text:p>0.0063703704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formula="of:=([.D52]+[.E52])/15" office:value-type="float" office:value="0.00666666666666667">
            <text:p>0.0066666667</text:p>
          </table:table-cell>
          <table:table-cell table:formula="of:=AVERAGE([.F52:.F60])" office:value-type="float" office:value="0.00651851851851852">
            <text:p>0.0065185185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formula="of:=([.D53]+[.E53])/15" office:value-type="float" office:value="0.00666666666666667">
            <text:p>0.0066666667</text:p>
          </table:table-cell>
          <table:table-cell table:formula="of:=AVERAGE([.F53:.F61])" office:value-type="float" office:value="0.00651851851851852">
            <text:p>0.0065185185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formula="of:=([.D54]+[.E54])/15" office:value-type="float" office:value="0.00666666666666667">
            <text:p>0.0066666667</text:p>
          </table:table-cell>
          <table:table-cell table:formula="of:=AVERAGE([.F54:.F62])" office:value-type="float" office:value="0.00659259259259259">
            <text:p>0.0065925926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([.D55]+[.E55])/15" office:value-type="float" office:value="0.00533333333333333">
            <text:p>0.0053333333</text:p>
          </table:table-cell>
          <table:table-cell table:formula="of:=AVERAGE([.F55:.F63])" office:value-type="float" office:value="0.00651851851851852">
            <text:p>0.0065185185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54">
            <text:p>0.9054</text:p>
          </table:table-cell>
          <table:table-cell office:value-type="float" office:value="0.5309">
            <text:p>0.5309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formula="of:=([.D56]+[.E56])/15" office:value-type="float" office:value="0.00666666666666667">
            <text:p>0.0066666667</text:p>
          </table:table-cell>
          <table:table-cell table:formula="of:=AVERAGE([.F56:.F64])" office:value-type="float" office:value="0.00666666666666667">
            <text:p>0.0066666667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table:formula="of:=([.D57]+[.E57])/15" office:value-type="float" office:value="0.008">
            <text:p>0.008</text:p>
          </table:table-cell>
          <table:table-cell table:formula="of:=AVERAGE([.F57:.F65])" office:value-type="float" office:value="0.00681481481481482">
            <text:p>0.0068148148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77">
            <text:p>0.9077</text:p>
          </table:table-cell>
          <table:table-cell office:value-type="float" office:value="0.5372">
            <text:p>0.537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([.D58]+[.E58])/15" office:value-type="float" office:value="0.00533333333333333">
            <text:p>0.0053333333</text:p>
          </table:table-cell>
          <table:table-cell table:formula="of:=AVERAGE([.F58:.F66])" office:value-type="float" office:value="0.00666666666666667">
            <text:p>0.0066666667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formula="of:=([.D59]+[.E59])/15" office:value-type="float" office:value="0.00666666666666667">
            <text:p>0.0066666667</text:p>
          </table:table-cell>
          <table:table-cell table:formula="of:=AVERAGE([.F59:.F67])" office:value-type="float" office:value="0.00688888888888889">
            <text:p>0.0068888889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62">
            <text:p>0.9062</text:p>
          </table:table-cell>
          <table:table-cell office:value-type="float" office:value="0.5341">
            <text:p>0.534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formula="of:=([.D60]+[.E60])/15" office:value-type="float" office:value="0.00666666666666667">
            <text:p>0.0066666667</text:p>
          </table:table-cell>
          <table:table-cell table:formula="of:=AVERAGE([.F60:.F68])" office:value-type="float" office:value="0.00703703703703704">
            <text:p>0.007037037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formula="of:=([.D61]+[.E61])/15" office:value-type="float" office:value="0.00666666666666667">
            <text:p>0.0066666667</text:p>
          </table:table-cell>
          <table:table-cell table:formula="of:=AVERAGE([.F61:.F69])" office:value-type="float" office:value="0.00718518518518519">
            <text:p>0.0071851852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f:=([.D62]+[.E62])/15" office:value-type="float" office:value="0.00733333333333333">
            <text:p>0.0073333333</text:p>
          </table:table-cell>
          <table:table-cell table:formula="of:=AVERAGE([.F62:.F70])" office:value-type="float" office:value="0.00718518518518519">
            <text:p>0.0071851852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formula="of:=([.D63]+[.E63])/15" office:value-type="float" office:value="0.006">
            <text:p>0.006</text:p>
          </table:table-cell>
          <table:table-cell table:formula="of:=AVERAGE([.F63:.F71])" office:value-type="float" office:value="0.00725925925925926">
            <text:p>0.0072592593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formula="of:=([.D64]+[.E64])/15" office:value-type="float" office:value="0.00666666666666667">
            <text:p>0.0066666667</text:p>
          </table:table-cell>
          <table:table-cell table:formula="of:=AVERAGE([.F64:.F72])" office:value-type="float" office:value="0.00733333333333333">
            <text:p>0.0073333333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table:formula="of:=([.D65]+[.E65])/15" office:value-type="float" office:value="0.008">
            <text:p>0.008</text:p>
          </table:table-cell>
          <table:table-cell table:formula="of:=AVERAGE([.F65:.F73])" office:value-type="float" office:value="0.00755555555555556">
            <text:p>0.0075555556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53">
            <text:p>0.9053</text:p>
          </table:table-cell>
          <table:table-cell office:value-type="float" office:value="0.5306">
            <text:p>0.530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formula="of:=([.D66]+[.E66])/15" office:value-type="float" office:value="0.00666666666666667">
            <text:p>0.0066666667</text:p>
          </table:table-cell>
          <table:table-cell table:formula="of:=AVERAGE([.F66:.F74])" office:value-type="float" office:value="0.00748148148148148">
            <text:p>0.0074814815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f:=([.D67]+[.E67])/15" office:value-type="float" office:value="0.00733333333333333">
            <text:p>0.0073333333</text:p>
          </table:table-cell>
          <table:table-cell table:formula="of:=AVERAGE([.F67:.F75])" office:value-type="float" office:value="0.00755555555555555">
            <text:p>0.0075555556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77">
            <text:p>0.9077</text:p>
          </table:table-cell>
          <table:table-cell office:value-type="float" office:value="0.5375">
            <text:p>0.537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table:formula="of:=([.D68]+[.E68])/15" office:value-type="float" office:value="0.008">
            <text:p>0.008</text:p>
          </table:table-cell>
          <table:table-cell table:formula="of:=AVERAGE([.F68:.F76])" office:value-type="float" office:value="0.0077037037037037">
            <text:p>0.0077037037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table:formula="of:=([.D69]+[.E69])/15" office:value-type="float" office:value="0.008">
            <text:p>0.008</text:p>
          </table:table-cell>
          <table:table-cell table:formula="of:=AVERAGE([.F69:.F77])" office:value-type="float" office:value="0.00762962962962963">
            <text:p>0.0076296296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formula="of:=([.D70]+[.E70])/15" office:value-type="float" office:value="0.00666666666666667">
            <text:p>0.0066666667</text:p>
          </table:table-cell>
          <table:table-cell table:formula="of:=AVERAGE([.F70:.F78])" office:value-type="float" office:value="0.00755555555555555">
            <text:p>0.0075555556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table:formula="of:=([.D71]+[.E71])/15" office:value-type="float" office:value="0.008">
            <text:p>0.008</text:p>
          </table:table-cell>
          <table:table-cell table:formula="of:=AVERAGE([.F71:.F79])" office:value-type="float" office:value="0.00777777777777778">
            <text:p>0.0077777778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107">
            <text:p>0.9107</text:p>
          </table:table-cell>
          <table:table-cell office:value-type="float" office:value="0.5473">
            <text:p>0.5473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formula="of:=([.D72]+[.E72])/15" office:value-type="float" office:value="0.00666666666666667">
            <text:p>0.0066666667</text:p>
          </table:table-cell>
          <table:table-cell table:formula="of:=AVERAGE([.F72:.F80])" office:value-type="float" office:value="0.0077037037037037">
            <text:p>0.0077037037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formula="of:=([.D73]+[.E73])/15" office:value-type="float" office:value="0.00866666666666667">
            <text:p>0.0086666667</text:p>
          </table:table-cell>
          <table:table-cell table:formula="of:=AVERAGE([.F73:.F81])" office:value-type="float" office:value="0.00792592592592593">
            <text:p>0.0079259259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formula="of:=([.D74]+[.E74])/15" office:value-type="float" office:value="0.00733333333333333">
            <text:p>0.0073333333</text:p>
          </table:table-cell>
          <table:table-cell table:formula="of:=AVERAGE([.F74:.F82])" office:value-type="float" office:value="0.00792592592592593">
            <text:p>0.0079259259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formula="of:=([.D75]+[.E75])/15" office:value-type="float" office:value="0.00733333333333333">
            <text:p>0.0073333333</text:p>
          </table:table-cell>
          <table:table-cell table:formula="of:=AVERAGE([.F75:.F83])" office:value-type="float" office:value="0.00807407407407407">
            <text:p>0.0080740741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53">
            <text:p>0.9053</text:p>
          </table:table-cell>
          <table:table-cell office:value-type="float" office:value="0.5306">
            <text:p>0.5306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table:formula="of:=([.D76]+[.E76])/15" office:value-type="float" office:value="0.00866666666666667">
            <text:p>0.0086666667</text:p>
          </table:table-cell>
          <table:table-cell table:formula="of:=AVERAGE([.F76:.F84])" office:value-type="float" office:value="0.00814814814814815">
            <text:p>0.0081481481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formula="of:=([.D77]+[.E77])/15" office:value-type="float" office:value="0.00733333333333333">
            <text:p>0.0073333333</text:p>
          </table:table-cell>
          <table:table-cell table:formula="of:=AVERAGE([.F77:.F85])" office:value-type="float" office:value="0.008">
            <text:p>0.008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76">
            <text:p>0.9076</text:p>
          </table:table-cell>
          <table:table-cell office:value-type="float" office:value="0.5369">
            <text:p>0.536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formula="of:=([.D78]+[.E78])/15" office:value-type="float" office:value="0.00733333333333333">
            <text:p>0.0073333333</text:p>
          </table:table-cell>
          <table:table-cell table:formula="of:=AVERAGE([.F78:.F86])" office:value-type="float" office:value="0.00807407407407407">
            <text:p>0.0080740741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formula="of:=([.D79]+[.E79])/15" office:value-type="float" office:value="0.00866666666666667">
            <text:p>0.0086666667</text:p>
          </table:table-cell>
          <table:table-cell table:formula="of:=AVERAGE([.F79:.F87])" office:value-type="float" office:value="0.00822222222222222">
            <text:p>0.0082222222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formula="of:=([.D80]+[.E80])/15" office:value-type="float" office:value="0.00733333333333333">
            <text:p>0.0073333333</text:p>
          </table:table-cell>
          <table:table-cell table:formula="of:=AVERAGE([.F80:.F88])" office:value-type="float" office:value="0.00814814814814815">
            <text:p>0.0081481481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81]+[.E81])/15" office:value-type="float" office:value="0.00866666666666667">
            <text:p>0.0086666667</text:p>
          </table:table-cell>
          <table:table-cell table:formula="of:=AVERAGE([.F81:.F89])" office:value-type="float" office:value="0.00829629629629629">
            <text:p>0.0082962963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107">
            <text:p>0.9107</text:p>
          </table:table-cell>
          <table:table-cell office:value-type="float" office:value="0.5472">
            <text:p>0.547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82]+[.E82])/15" office:value-type="float" office:value="0.00866666666666667">
            <text:p>0.0086666667</text:p>
          </table:table-cell>
          <table:table-cell table:formula="of:=AVERAGE([.F82:.F90])" office:value-type="float" office:value="0.0082962962962963">
            <text:p>0.0082962963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59">
            <text:p>0.9059</text:p>
          </table:table-cell>
          <table:table-cell office:value-type="float" office:value="0.5277">
            <text:p>0.527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83]+[.E83])/15" office:value-type="float" office:value="0.00866666666666667">
            <text:p>0.0086666667</text:p>
          </table:table-cell>
          <table:table-cell table:formula="of:=AVERAGE([.F83:.F91])" office:value-type="float" office:value="0.00844444444444444">
            <text:p>0.0084444444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formula="of:=([.D84]+[.E84])/15" office:value-type="float" office:value="0.008">
            <text:p>0.008</text:p>
          </table:table-cell>
          <table:table-cell table:formula="of:=AVERAGE([.F84:.F92])" office:value-type="float" office:value="0.00859259259259259">
            <text:p>0.0085925926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formula="of:=([.D85]+[.E85])/15" office:value-type="float" office:value="0.00733333333333333">
            <text:p>0.0073333333</text:p>
          </table:table-cell>
          <table:table-cell table:formula="of:=AVERAGE([.F85:.F93])" office:value-type="float" office:value="0.00881481481481482">
            <text:p>0.0088148148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54">
            <text:p>0.9054</text:p>
          </table:table-cell>
          <table:table-cell office:value-type="float" office:value="0.5309">
            <text:p>0.5309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formula="of:=([.D86]+[.E86])/15" office:value-type="float" office:value="0.008">
            <text:p>0.008</text:p>
          </table:table-cell>
          <table:table-cell table:formula="of:=AVERAGE([.F86:.F94])" office:value-type="float" office:value="0.00911111111111111">
            <text:p>0.0091111111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formula="of:=([.D87]+[.E87])/15" office:value-type="float" office:value="0.00866666666666667">
            <text:p>0.0086666667</text:p>
          </table:table-cell>
          <table:table-cell table:formula="of:=AVERAGE([.F87:.F95])" office:value-type="float" office:value="0.00918518518518519">
            <text:p>0.0091851852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77">
            <text:p>0.9077</text:p>
          </table:table-cell>
          <table:table-cell office:value-type="float" office:value="0.5372">
            <text:p>0.537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formula="of:=([.D88]+[.E88])/15" office:value-type="float" office:value="0.008">
            <text:p>0.008</text:p>
          </table:table-cell>
          <table:table-cell table:formula="of:=AVERAGE([.F88:.F96])" office:value-type="float" office:value="0.00933333333333333">
            <text:p>0.0093333333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89]+[.E89])/15" office:value-type="float" office:value="0.00866666666666667">
            <text:p>0.0086666667</text:p>
          </table:table-cell>
          <table:table-cell table:formula="of:=AVERAGE([.F89:.F97])" office:value-type="float" office:value="0.00940740740740741">
            <text:p>0.0094074074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formula="of:=([.D90]+[.E90])/15" office:value-type="float" office:value="0.00866666666666667">
            <text:p>0.0086666667</text:p>
          </table:table-cell>
          <table:table-cell table:formula="of:=AVERAGE([.F90:.F98])" office:value-type="float" office:value="0.00940740740740741">
            <text:p>0.0094074074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([.D91]+[.E91])/15" office:value-type="float" office:value="0.01">
            <text:p>0.01</text:p>
          </table:table-cell>
          <table:table-cell table:formula="of:=AVERAGE([.F91:.F99])" office:value-type="float" office:value="0.00955555555555556">
            <text:p>0.0095555556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([.D92]+[.E92])/15" office:value-type="float" office:value="0.01">
            <text:p>0.01</text:p>
          </table:table-cell>
          <table:table-cell table:formula="of:=AVERAGE([.F92:.F100])" office:value-type="float" office:value="0.00940740740740741">
            <text:p>0.0094074074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([.D93]+[.E93])/15" office:value-type="float" office:value="0.01">
            <text:p>0.01</text:p>
          </table:table-cell>
          <table:table-cell table:formula="of:=AVERAGE([.F93:.F101])" office:value-type="float" office:value="0.00925925925925926">
            <text:p>0.0092592593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table:formula="of:=([.D94]+[.E94])/15" office:value-type="float" office:value="0.01">
            <text:p>0.01</text:p>
          </table:table-cell>
          <table:table-cell table:formula="of:=AVERAGE([.F94:.F102])" office:value-type="float" office:value="0.00925925925925926">
            <text:p>0.0092592593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95]+[.E95])/15" office:value-type="float" office:value="0.00866666666666667">
            <text:p>0.0086666667</text:p>
          </table:table-cell>
          <table:table-cell table:formula="of:=AVERAGE([.F95:.F103])" office:value-type="float" office:value="0.00933333333333334">
            <text:p>0.0093333333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54">
            <text:p>0.9054</text:p>
          </table:table-cell>
          <table:table-cell office:value-type="float" office:value="0.5309">
            <text:p>0.5309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table:formula="of:=([.D96]+[.E96])/15" office:value-type="float" office:value="0.01">
            <text:p>0.01</text:p>
          </table:table-cell>
          <table:table-cell table:formula="of:=AVERAGE([.F96:.F104])" office:value-type="float" office:value="0.00962962962962963">
            <text:p>0.0096296296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97]+[.E97])/15" office:value-type="float" office:value="0.00866666666666667">
            <text:p>0.0086666667</text:p>
          </table:table-cell>
          <table:table-cell table:formula="of:=AVERAGE([.F97:.F105])" office:value-type="float" office:value="0.00948148148148148">
            <text:p>0.0094814815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77">
            <text:p>0.9077</text:p>
          </table:table-cell>
          <table:table-cell office:value-type="float" office:value="0.5372">
            <text:p>0.537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98]+[.E98])/15" office:value-type="float" office:value="0.00866666666666667">
            <text:p>0.0086666667</text:p>
          </table:table-cell>
          <table:table-cell table:formula="of:=AVERAGE([.F98:.F106])" office:value-type="float" office:value="0.00977777777777778">
            <text:p>0.0097777778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([.D99]+[.E99])/15" office:value-type="float" office:value="0.01">
            <text:p>0.01</text:p>
          </table:table-cell>
          <table:table-cell table:formula="of:=AVERAGE([.F99:.F107])" office:value-type="float" office:value="0.00992592592592593">
            <text:p>0.0099259259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100]+[.E100])/15" office:value-type="float" office:value="0.00866666666666667">
            <text:p>0.0086666667</text:p>
          </table:table-cell>
          <table:table-cell table:formula="of:=AVERAGE([.F100:.F108])" office:value-type="float" office:value="0.00992592592592593">
            <text:p>0.0099259259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101]+[.E101])/15" office:value-type="float" office:value="0.00866666666666667">
            <text:p>0.0086666667</text:p>
          </table:table-cell>
          <table:table-cell table:formula="of:=AVERAGE([.F101:.F109])"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([.D102]+[.E102])/15" office:value-type="float" office:value="0.01">
            <text:p>0.01</text:p>
          </table:table-cell>
          <table:table-cell table:formula="of:=AVERAGE([.F102:.F110])" office:value-type="float" office:value="0.0101481481481481">
            <text:p>0.0101481481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([.D103]+[.E103])/15" office:value-type="float" office:value="0.0106666666666667">
            <text:p>0.0106666667</text:p>
          </table:table-cell>
          <table:table-cell table:formula="of:=AVERAGE([.F103:.F111])" office:value-type="float" office:value="0.0101481481481482">
            <text:p>0.0101481481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formula="of:=([.D104]+[.E104])/15" office:value-type="float" office:value="0.0113333333333333">
            <text:p>0.0113333333</text:p>
          </table:table-cell>
          <table:table-cell table:formula="of:=AVERAGE([.F104:.F112])" office:value-type="float" office:value="0.0100740740740741">
            <text:p>0.0100740741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table:formula="of:=([.D105]+[.E105])/15" office:value-type="float" office:value="0.00866666666666667">
            <text:p>0.0086666667</text:p>
          </table:table-cell>
          <table:table-cell table:formula="of:=AVERAGE([.F105:.F113])" office:value-type="float" office:value="0.0100740740740741">
            <text:p>0.0100740741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55">
            <text:p>0.9055</text:p>
          </table:table-cell>
          <table:table-cell office:value-type="float" office:value="0.5312">
            <text:p>0.5312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formula="of:=([.D106]+[.E106])/15" office:value-type="float" office:value="0.0113333333333333">
            <text:p>0.0113333333</text:p>
          </table:table-cell>
          <table:table-cell table:formula="of:=AVERAGE([.F106:.F114])" office:value-type="float" office:value="0.0102962962962963">
            <text:p>0.0102962963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([.D107]+[.E107])/15" office:value-type="float" office:value="0.01">
            <text:p>0.01</text:p>
          </table:table-cell>
          <table:table-cell table:formula="of:=AVERAGE([.F107:.F115])" office:value-type="float" office:value="0.0102222222222222">
            <text:p>0.0102222222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77">
            <text:p>0.9077</text:p>
          </table:table-cell>
          <table:table-cell office:value-type="float" office:value="0.5374">
            <text:p>0.5374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([.D108]+[.E108])/15" office:value-type="float" office:value="0.01">
            <text:p>0.01</text:p>
          </table:table-cell>
          <table:table-cell table:formula="of:=AVERAGE([.F108:.F116])" office:value-type="float" office:value="0.0102962962962963">
            <text:p>0.0102962963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formula="of:=([.D109]+[.E109])/15" office:value-type="float" office:value="0.00933333333333333">
            <text:p>0.0093333333</text:p>
          </table:table-cell>
          <table:table-cell table:formula="of:=AVERAGE([.F109:.F117])" office:value-type="float" office:value="0.0105185185185185">
            <text:p>0.0105185185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([.D110]+[.E110])/15" office:value-type="float" office:value="0.01">
            <text:p>0.01</text:p>
          </table:table-cell>
          <table:table-cell table:formula="of:=AVERAGE([.F110:.F118])" office:value-type="float" office:value="0.0106666666666667">
            <text:p>0.0106666667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table:formula="of:=([.D111]+[.E111])/15" office:value-type="float" office:value="0.01">
            <text:p>0.01</text:p>
          </table:table-cell>
          <table:table-cell table:formula="of:=AVERAGE([.F111:.F119])" office:value-type="float" office:value="0.0107407407407407">
            <text:p>0.0107407407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formula="of:=([.D112]+[.E112])/15" office:value-type="float" office:value="0.01">
            <text:p>0.01</text:p>
          </table:table-cell>
          <table:table-cell table:formula="of:=AVERAGE([.F112:.F120])" office:value-type="float" office:value="0.010962962962963">
            <text:p>0.010962963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formula="of:=([.D113]+[.E113])/15" office:value-type="float" office:value="0.0113333333333333">
            <text:p>0.0113333333</text:p>
          </table:table-cell>
          <table:table-cell table:formula="of:=AVERAGE([.F113:.F121])" office:value-type="float" office:value="0.0111851851851852">
            <text:p>0.0111851852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([.D114]+[.E114])/15" office:value-type="float" office:value="0.0106666666666667">
            <text:p>0.0106666667</text:p>
          </table:table-cell>
          <table:table-cell table:formula="of:=AVERAGE([.F114:.F122])" office:value-type="float" office:value="0.0112592592592593">
            <text:p>0.0112592593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([.D115]+[.E115])/15" office:value-type="float" office:value="0.0106666666666667">
            <text:p>0.0106666667</text:p>
          </table:table-cell>
          <table:table-cell table:formula="of:=AVERAGE([.F115:.F123])" office:value-type="float" office:value="0.0114074074074074">
            <text:p>0.0114074074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55">
            <text:p>0.9055</text:p>
          </table:table-cell>
          <table:table-cell office:value-type="float" office:value="0.5312">
            <text:p>0.5312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([.D116]+[.E116])/15" office:value-type="float" office:value="0.0106666666666667">
            <text:p>0.0106666667</text:p>
          </table:table-cell>
          <table:table-cell table:formula="of:=AVERAGE([.F116:.F124])" office:value-type="float" office:value="0.0115555555555556">
            <text:p>0.0115555556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table:formula="of:=([.D117]+[.E117])/15" office:value-type="float" office:value="0.012">
            <text:p>0.012</text:p>
          </table:table-cell>
          <table:table-cell table:formula="of:=AVERAGE([.F117:.F125])" office:value-type="float" office:value="0.0117037037037037">
            <text:p>0.0117037037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76">
            <text:p>0.9076</text:p>
          </table:table-cell>
          <table:table-cell office:value-type="float" office:value="0.5369">
            <text:p>0.536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([.D118]+[.E118])/15" office:value-type="float" office:value="0.0106666666666667">
            <text:p>0.0106666667</text:p>
          </table:table-cell>
          <table:table-cell table:formula="of:=AVERAGE([.F118:.F126])" office:value-type="float" office:value="0.0115555555555556">
            <text:p>0.0115555556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([.D119]+[.E119])/15" office:value-type="float" office:value="0.0106666666666667">
            <text:p>0.0106666667</text:p>
          </table:table-cell>
          <table:table-cell table:formula="of:=AVERAGE([.F119:.F127])" office:value-type="float" office:value="0.0117037037037037">
            <text:p>0.0117037037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table:formula="of:=([.D120]+[.E120])/15" office:value-type="float" office:value="0.012">
            <text:p>0.012</text:p>
          </table:table-cell>
          <table:table-cell table:formula="of:=AVERAGE([.F120:.F128])" office:value-type="float" office:value="0.012">
            <text:p>0.012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table:formula="of:=([.D121]+[.E121])/15" office:value-type="float" office:value="0.012">
            <text:p>0.012</text:p>
          </table:table-cell>
          <table:table-cell table:formula="of:=AVERAGE([.F121:.F129])" office:value-type="float" office:value="0.012">
            <text:p>0.012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107">
            <text:p>0.9107</text:p>
          </table:table-cell>
          <table:table-cell office:value-type="float" office:value="0.5473">
            <text:p>0.5473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table:formula="of:=([.D122]+[.E122])/15" office:value-type="float" office:value="0.012">
            <text:p>0.012</text:p>
          </table:table-cell>
          <table:table-cell table:formula="of:=AVERAGE([.F122:.F130])" office:value-type="float" office:value="0.012">
            <text:p>0.012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table:formula="of:=([.D123]+[.E123])/15" office:value-type="float" office:value="0.012">
            <text:p>0.012</text:p>
          </table:table-cell>
          <table:table-cell table:formula="of:=AVERAGE([.F123:.F131])" office:value-type="float" office:value="0.0121481481481481">
            <text:p>0.0121481481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table:formula="of:=([.D124]+[.E124])/15" office:value-type="float" office:value="0.012">
            <text:p>0.012</text:p>
          </table:table-cell>
          <table:table-cell table:formula="of:=AVERAGE([.F124:.F132])" office:value-type="float" office:value="0.0122222222222222">
            <text:p>0.0122222222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table:formula="of:=([.D125]+[.E125])/15" office:value-type="float" office:value="0.012">
            <text:p>0.012</text:p>
          </table:table-cell>
          <table:table-cell table:formula="of:=AVERAGE([.F125:.F133])" office:value-type="float" office:value="0.0123703703703704">
            <text:p>0.0123703704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53">
            <text:p>0.9053</text:p>
          </table:table-cell>
          <table:table-cell office:value-type="float" office:value="0.5306">
            <text:p>0.530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([.D126]+[.E126])/15" office:value-type="float" office:value="0.0106666666666667">
            <text:p>0.0106666667</text:p>
          </table:table-cell>
          <table:table-cell table:formula="of:=AVERAGE([.F126:.F134])" office:value-type="float" office:value="0.0124444444444444">
            <text:p>0.0124444444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formula="of:=([.D127]+[.E127])/15" office:value-type="float" office:value="0.012">
            <text:p>0.012</text:p>
          </table:table-cell>
          <table:table-cell table:formula="of:=AVERAGE([.F127:.F135])" office:value-type="float" office:value="0.0126666666666667">
            <text:p>0.0126666667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76">
            <text:p>0.9076</text:p>
          </table:table-cell>
          <table:table-cell office:value-type="float" office:value="0.5369">
            <text:p>0.5369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table:formula="of:=([.D128]+[.E128])/15" office:value-type="float" office:value="0.0133333333333333">
            <text:p>0.0133333333</text:p>
          </table:table-cell>
          <table:table-cell table:formula="of:=AVERAGE([.F128:.F136])" office:value-type="float" office:value="0.0128148148148148">
            <text:p>0.0128148148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table:formula="of:=([.D129]+[.E129])/15" office:value-type="float" office:value="0.012">
            <text:p>0.012</text:p>
          </table:table-cell>
          <table:table-cell table:formula="of:=AVERAGE([.F129:.F137])" office:value-type="float" office:value="0.0127407407407407">
            <text:p>0.0127407407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table:formula="of:=([.D130]+[.E130])/15" office:value-type="float" office:value="0.012">
            <text:p>0.012</text:p>
          </table:table-cell>
          <table:table-cell table:formula="of:=AVERAGE([.F130:.F138])" office:value-type="float" office:value="0.0128888888888889">
            <text:p>0.0128888889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table:formula="of:=([.D131]+[.E131])/15" office:value-type="float" office:value="0.0133333333333333">
            <text:p>0.0133333333</text:p>
          </table:table-cell>
          <table:table-cell table:formula="of:=AVERAGE([.F131:.F139])" office:value-type="float" office:value="0.013037037037037">
            <text:p>0.013037037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107">
            <text:p>0.9107</text:p>
          </table:table-cell>
          <table:table-cell office:value-type="float" office:value="0.5473">
            <text:p>0.5473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table:formula="of:=([.D132]+[.E132])/15" office:value-type="float" office:value="0.0126666666666667">
            <text:p>0.0126666667</text:p>
          </table:table-cell>
          <table:table-cell table:formula="of:=AVERAGE([.F132:.F140])" office:value-type="float" office:value="0.013037037037037">
            <text:p>0.013037037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table:formula="of:=([.D133]+[.E133])/15" office:value-type="float" office:value="0.0133333333333333">
            <text:p>0.0133333333</text:p>
          </table:table-cell>
          <table:table-cell table:formula="of:=AVERAGE([.F133:.F141])" office:value-type="float" office:value="0.0131111111111111">
            <text:p>0.0131111111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table:formula="of:=([.D134]+[.E134])/15" office:value-type="float" office:value="0.0126666666666667">
            <text:p>0.0126666667</text:p>
          </table:table-cell>
          <table:table-cell table:formula="of:=AVERAGE([.F134:.F142])" office:value-type="float" office:value="0.0131111111111111">
            <text:p>0.0131111111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table:formula="of:=([.D135]+[.E135])/15" office:value-type="float" office:value="0.0126666666666667">
            <text:p>0.0126666667</text:p>
          </table:table-cell>
          <table:table-cell table:formula="of:=AVERAGE([.F135:.F143])" office:value-type="float" office:value="0.013037037037037">
            <text:p>0.013037037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53">
            <text:p>0.9053</text:p>
          </table:table-cell>
          <table:table-cell office:value-type="float" office:value="0.5306">
            <text:p>0.530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formula="of:=([.D136]+[.E136])/15" office:value-type="float" office:value="0.0133333333333333">
            <text:p>0.0133333333</text:p>
          </table:table-cell>
          <table:table-cell table:formula="of:=AVERAGE([.F136:.F144])" office:value-type="float" office:value="0.0131851851851852">
            <text:p>0.0131851852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table:formula="of:=([.D137]+[.E137])/15" office:value-type="float" office:value="0.0126666666666667">
            <text:p>0.0126666667</text:p>
          </table:table-cell>
          <table:table-cell table:formula="of:=AVERAGE([.F137:.F145])" office:value-type="float" office:value="0.0131851851851852">
            <text:p>0.0131851852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76">
            <text:p>0.9076</text:p>
          </table:table-cell>
          <table:table-cell office:value-type="float" office:value="0.5369">
            <text:p>0.5369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table:formula="of:=([.D138]+[.E138])/15" office:value-type="float" office:value="0.0133333333333333">
            <text:p>0.0133333333</text:p>
          </table:table-cell>
          <table:table-cell table:formula="of:=AVERAGE([.F138:.F146])" office:value-type="float" office:value="0.0134074074074074">
            <text:p>0.0134074074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table:formula="of:=([.D139]+[.E139])/15" office:value-type="float" office:value="0.0133333333333333">
            <text:p>0.0133333333</text:p>
          </table:table-cell>
          <table:table-cell table:formula="of:=AVERAGE([.F139:.F147])" office:value-type="float" office:value="0.0131111111111111">
            <text:p>0.0131111111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table:formula="of:=([.D140]+[.E140])/15" office:value-type="float" office:value="0.0133333333333333">
            <text:p>0.0133333333</text:p>
          </table:table-cell>
          <table:table-cell table:formula="of:=AVERAGE([.F140:.F148])" office:value-type="float" office:value="0.0134074074074074">
            <text:p>0.0134074074</text:p>
          </table:table-cell>
          <table:table-cell table:number-columns-repeated="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table:formula="of:=([.D141]+[.E141])/15" office:value-type="float" office:value="0.0133333333333333">
            <text:p>0.0133333333</text:p>
          </table:table-cell>
          <table:table-cell table:formula="of:=AVERAGE([.F141:.F149])" office:value-type="float" office:value="0.0139259259259259">
            <text:p>0.0139259259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107">
            <text:p>0.9107</text:p>
          </table:table-cell>
          <table:table-cell office:value-type="float" office:value="0.5473">
            <text:p>0.547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formula="of:=([.D142]+[.E142])/15" office:value-type="float" office:value="0.0133333333333333">
            <text:p>0.0133333333</text:p>
          </table:table-cell>
          <table:table-cell table:formula="of:=AVERAGE([.F142:.F150])" office:value-type="float" office:value="0.014">
            <text:p>0.014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table:formula="of:=([.D143]+[.E143])/15" office:value-type="float" office:value="0.012">
            <text:p>0.012</text:p>
          </table:table-cell>
          <table:table-cell table:formula="of:=AVERAGE([.F143:.F151])" office:value-type="float" office:value="0.0140740740740741">
            <text:p>0.0140740741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table:formula="of:=([.D144]+[.E144])/15" office:value-type="float" office:value="0.014">
            <text:p>0.014</text:p>
          </table:table-cell>
          <table:table-cell table:formula="of:=AVERAGE([.F144:.F152])" office:value-type="float" office:value="0.0143703703703704">
            <text:p>0.0143703704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formula="of:=([.D145]+[.E145])/15" office:value-type="float" office:value="0.0133333333333333">
            <text:p>0.0133333333</text:p>
          </table:table-cell>
          <table:table-cell table:formula="of:=AVERAGE([.F145:.F153])" office:value-type="float" office:value="0.0146666666666667">
            <text:p>0.0146666667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54">
            <text:p>0.9054</text:p>
          </table:table-cell>
          <table:table-cell office:value-type="float" office:value="0.5309">
            <text:p>0.5309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formula="of:=([.D146]+[.E146])/15" office:value-type="float" office:value="0.0146666666666667">
            <text:p>0.0146666667</text:p>
          </table:table-cell>
          <table:table-cell table:formula="of:=AVERAGE([.F146:.F154])" office:value-type="float" office:value="0.0145185185185185">
            <text:p>0.0145185185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formula="of:=([.D147]+[.E147])/15" office:value-type="float" office:value="0.0106666666666667">
            <text:p>0.0106666667</text:p>
          </table:table-cell>
          <table:table-cell table:formula="of:=AVERAGE([.F147:.F155])" office:value-type="float" office:value="0.0146666666666667">
            <text:p>0.0146666667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77">
            <text:p>0.9077</text:p>
          </table:table-cell>
          <table:table-cell office:value-type="float" office:value="0.5372">
            <text:p>0.5372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table:formula="of:=([.D148]+[.E148])/15" office:value-type="float" office:value="0.016">
            <text:p>0.016</text:p>
          </table:table-cell>
          <table:table-cell table:formula="of:=AVERAGE([.F148:.F156])" office:value-type="float" office:value="0.0151851851851852">
            <text:p>0.0151851852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21">
            <text:p>0.21</text:p>
          </table:table-cell>
          <table:table-cell office:value-type="float" office:value="0.06">
            <text:p>0.06</text:p>
          </table:table-cell>
          <table:table-cell table:formula="of:=([.D149]+[.E149])/15" office:value-type="float" office:value="0.018">
            <text:p>0.018</text:p>
          </table:table-cell>
          <table:table-cell table:formula="of:=AVERAGE([.F149:.F157])" office:value-type="float" office:value="0.015037037037037">
            <text:p>0.015037037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table:formula="of:=([.D150]+[.E150])/15" office:value-type="float" office:value="0.014">
            <text:p>0.014</text:p>
          </table:table-cell>
          <table:table-cell table:formula="of:=AVERAGE([.F150:.F158])" office:value-type="float" office:value="0.0145185185185185">
            <text:p>0.0145185185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table:formula="of:=([.D151]+[.E151])/15" office:value-type="float" office:value="0.014">
            <text:p>0.014</text:p>
          </table:table-cell>
          <table:table-cell table:formula="of:=AVERAGE([.F151:.F159])" office:value-type="float" office:value="0.0147407407407407">
            <text:p>0.0147407407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formula="of:=([.D152]+[.E152])/15" office:value-type="float" office:value="0.0146666666666667">
            <text:p>0.0146666667</text:p>
          </table:table-cell>
          <table:table-cell table:formula="of:=AVERAGE([.F152:.F160])" office:value-type="float" office:value="0.0148148148148148">
            <text:p>0.0148148148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table:formula="of:=([.D153]+[.E153])/15" office:value-type="float" office:value="0.0166666666666667">
            <text:p>0.0166666667</text:p>
          </table:table-cell>
          <table:table-cell table:formula="of:=AVERAGE([.F153:.F161])" office:value-type="float" office:value="0.0148148148148148">
            <text:p>0.0148148148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table:formula="of:=([.D154]+[.E154])/15" office:value-type="float" office:value="0.012">
            <text:p>0.012</text:p>
          </table:table-cell>
          <table:table-cell table:formula="of:=AVERAGE([.F154:.F162])" office:value-type="float" office:value="0.0147407407407407">
            <text:p>0.0147407407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table:formula="of:=([.D155]+[.E155])/15" office:value-type="float" office:value="0.016">
            <text:p>0.016</text:p>
          </table:table-cell>
          <table:table-cell table:formula="of:=AVERAGE([.F155:.F163])" office:value-type="float" office:value="0.0151111111111111">
            <text:p>0.0151111111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54">
            <text:p>0.9054</text:p>
          </table:table-cell>
          <table:table-cell office:value-type="float" office:value="0.5309">
            <text:p>0.5309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formula="of:=([.D156]+[.E156])/15" office:value-type="float" office:value="0.0153333333333333">
            <text:p>0.0153333333</text:p>
          </table:table-cell>
          <table:table-cell table:formula="of:=AVERAGE([.F156:.F164])" office:value-type="float" office:value="0.015037037037037">
            <text:p>0.015037037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formula="of:=([.D157]+[.E157])/15" office:value-type="float" office:value="0.0146666666666667">
            <text:p>0.0146666667</text:p>
          </table:table-cell>
          <table:table-cell table:formula="of:=AVERAGE([.F157:.F165])" office:value-type="float" office:value="0.0151111111111111">
            <text:p>0.0151111111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77">
            <text:p>0.9077</text:p>
          </table:table-cell>
          <table:table-cell office:value-type="float" office:value="0.5372">
            <text:p>0.5372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table:formula="of:=([.D158]+[.E158])/15" office:value-type="float" office:value="0.0133333333333333">
            <text:p>0.0133333333</text:p>
          </table:table-cell>
          <table:table-cell table:formula="of:=AVERAGE([.F158:.F166])" office:value-type="float" office:value="0.0151111111111111">
            <text:p>0.0151111111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table:formula="of:=([.D159]+[.E159])/15" office:value-type="float" office:value="0.016">
            <text:p>0.016</text:p>
          </table:table-cell>
          <table:table-cell table:formula="of:=AVERAGE([.F159:.F167])" office:value-type="float" office:value="0.0152592592592593">
            <text:p>0.0152592593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62">
            <text:p>0.9062</text:p>
          </table:table-cell>
          <table:table-cell office:value-type="float" office:value="0.5342">
            <text:p>0.53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formula="of:=([.D160]+[.E160])/15" office:value-type="float" office:value="0.0146666666666667">
            <text:p>0.0146666667</text:p>
          </table:table-cell>
          <table:table-cell table:formula="of:=AVERAGE([.F160:.F168])" office:value-type="float" office:value="0.0151851851851852">
            <text:p>0.0151851852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formula="of:=([.D161]+[.E161])/15" office:value-type="float" office:value="0.0146666666666667">
            <text:p>0.0146666667</text:p>
          </table:table-cell>
          <table:table-cell table:formula="of:=AVERAGE([.F161:.F169])" office:value-type="float" office:value="0.0153333333333333">
            <text:p>0.0153333333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table:formula="of:=([.D162]+[.E162])/15" office:value-type="float" office:value="0.016">
            <text:p>0.016</text:p>
          </table:table-cell>
          <table:table-cell table:formula="of:=AVERAGE([.F162:.F170])" office:value-type="float" office:value="0.0153333333333333">
            <text:p>0.0153333333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formula="of:=([.D163]+[.E163])/15" office:value-type="float" office:value="0.0153333333333333">
            <text:p>0.0153333333</text:p>
          </table:table-cell>
          <table:table-cell table:formula="of:=AVERAGE([.F163:.F171])" office:value-type="float" office:value="0.0153333333333333">
            <text:p>0.0153333333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formula="of:=([.D164]+[.E164])/15" office:value-type="float" office:value="0.0153333333333333">
            <text:p>0.0153333333</text:p>
          </table:table-cell>
          <table:table-cell table:formula="of:=AVERAGE([.F164:.F172])" office:value-type="float" office:value="0.0156296296296296">
            <text:p>0.0156296296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table:formula="of:=([.D165]+[.E165])/15" office:value-type="float" office:value="0.016">
            <text:p>0.016</text:p>
          </table:table-cell>
          <table:table-cell table:formula="of:=AVERAGE([.F165:.F173])" office:value-type="float" office:value="0.0160740740740741">
            <text:p>0.0160740741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53">
            <text:p>0.9053</text:p>
          </table:table-cell>
          <table:table-cell office:value-type="float" office:value="0.5306">
            <text:p>0.5306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formula="of:=([.D166]+[.E166])/15" office:value-type="float" office:value="0.0146666666666667">
            <text:p>0.0146666667</text:p>
          </table:table-cell>
          <table:table-cell table:formula="of:=AVERAGE([.F166:.F174])" office:value-type="float" office:value="0.0162222222222222">
            <text:p>0.0162222222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formula="of:=([.D167]+[.E167])/15" office:value-type="float" office:value="0.0146666666666667">
            <text:p>0.0146666667</text:p>
          </table:table-cell>
          <table:table-cell table:formula="of:=AVERAGE([.F167:.F175])" office:value-type="float" office:value="0.0163703703703704">
            <text:p>0.0163703704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77">
            <text:p>0.9077</text:p>
          </table:table-cell>
          <table:table-cell office:value-type="float" office:value="0.5372">
            <text:p>0.5372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formula="of:=([.D168]+[.E168])/15" office:value-type="float" office:value="0.0153333333333333">
            <text:p>0.0153333333</text:p>
          </table:table-cell>
          <table:table-cell table:formula="of:=AVERAGE([.F168:.F176])" office:value-type="float" office:value="0.0166666666666667">
            <text:p>0.0166666667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table:formula="of:=([.D169]+[.E169])/15" office:value-type="float" office:value="0.016">
            <text:p>0.016</text:p>
          </table:table-cell>
          <table:table-cell table:formula="of:=AVERAGE([.F169:.F177])" office:value-type="float" office:value="0.0168888888888889">
            <text:p>0.0168888889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62">
            <text:p>0.9062</text:p>
          </table:table-cell>
          <table:table-cell office:value-type="float" office:value="0.5342">
            <text:p>0.53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formula="of:=([.D170]+[.E170])/15" office:value-type="float" office:value="0.0146666666666667">
            <text:p>0.0146666667</text:p>
          </table:table-cell>
          <table:table-cell table:formula="of:=AVERAGE([.F170:.F178])" office:value-type="float" office:value="0.0168888888888889">
            <text:p>0.0168888889</text:p>
          </table:table-cell>
          <table:table-cell table:number-columns-repeated="5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table:formula="of:=([.D171]+[.E171])/15" office:value-type="float" office:value="0.016">
            <text:p>0.016</text:p>
          </table:table-cell>
          <table:table-cell table:formula="of:=AVERAGE([.F171:.F179])" office:value-type="float" office:value="0.0171851851851852">
            <text:p>0.0171851852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107">
            <text:p>0.9107</text:p>
          </table:table-cell>
          <table:table-cell office:value-type="float" office:value="0.5473">
            <text:p>0.5473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table:formula="of:=([.D172]+[.E172])/15" office:value-type="float" office:value="0.018">
            <text:p>0.018</text:p>
          </table:table-cell>
          <table:table-cell table:formula="of:=AVERAGE([.F172:.F180])" office:value-type="float" office:value="0.0174074074074074">
            <text:p>0.0174074074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table:formula="of:=([.D173]+[.E173])/15" office:value-type="float" office:value="0.0193333333333333">
            <text:p>0.0193333333</text:p>
          </table:table-cell>
          <table:table-cell table:formula="of:=AVERAGE([.F173:.F181])" office:value-type="float" office:value="0.0171851851851852">
            <text:p>0.0171851852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formula="of:=([.D174]+[.E174])/15" office:value-type="float" office:value="0.0173333333333333">
            <text:p>0.0173333333</text:p>
          </table:table-cell>
          <table:table-cell table:formula="of:=AVERAGE([.F174:.F182])" office:value-type="float" office:value="0.017037037037037">
            <text:p>0.017037037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table:formula="of:=([.D175]+[.E175])/15" office:value-type="float" office:value="0.016">
            <text:p>0.016</text:p>
          </table:table-cell>
          <table:table-cell table:formula="of:=AVERAGE([.F175:.F183])" office:value-type="float" office:value="0.0168888888888889">
            <text:p>0.0168888889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54">
            <text:p>0.9054</text:p>
          </table:table-cell>
          <table:table-cell office:value-type="float" office:value="0.5309">
            <text:p>0.5309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formula="of:=([.D176]+[.E176])/15" office:value-type="float" office:value="0.0173333333333333">
            <text:p>0.0173333333</text:p>
          </table:table-cell>
          <table:table-cell table:formula="of:=AVERAGE([.F176:.F184])" office:value-type="float" office:value="0.016962962962963">
            <text:p>0.016962963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formula="of:=([.D177]+[.E177])/15" office:value-type="float" office:value="0.0173333333333333">
            <text:p>0.0173333333</text:p>
          </table:table-cell>
          <table:table-cell table:formula="of:=AVERAGE([.F177:.F185])" office:value-type="float" office:value="0.0168888888888889">
            <text:p>0.0168888889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77">
            <text:p>0.9077</text:p>
          </table:table-cell>
          <table:table-cell office:value-type="float" office:value="0.5372">
            <text:p>0.5372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table:formula="of:=([.D178]+[.E178])/15" office:value-type="float" office:value="0.016">
            <text:p>0.016</text:p>
          </table:table-cell>
          <table:table-cell table:formula="of:=AVERAGE([.F178:.F186])" office:value-type="float" office:value="0.0168888888888889">
            <text:p>0.0168888889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formula="of:=([.D179]+[.E179])/15" office:value-type="float" office:value="0.0173333333333333">
            <text:p>0.0173333333</text:p>
          </table:table-cell>
          <table:table-cell table:formula="of:=AVERAGE([.F179:.F187])" office:value-type="float" office:value="0.0171111111111111">
            <text:p>0.0171111111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table:formula="of:=([.D180]+[.E180])/15" office:value-type="float" office:value="0.018">
            <text:p>0.018</text:p>
          </table:table-cell>
          <table:table-cell table:formula="of:=AVERAGE([.F180:.F188])" office:value-type="float" office:value="0.0168148148148148">
            <text:p>0.0168148148</text:p>
          </table:table-cell>
          <table:table-cell table:number-columns-repeated="5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table:formula="of:=([.D181]+[.E181])/15" office:value-type="float" office:value="0.016">
            <text:p>0.016</text:p>
          </table:table-cell>
          <table:table-cell table:formula="of:=AVERAGE([.F181:.F189])" office:value-type="float" office:value="0.0162962962962963">
            <text:p>0.0162962963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formula="of:=([.D182]+[.E182])/15" office:value-type="float" office:value="0.018">
            <text:p>0.018</text:p>
          </table:table-cell>
          <table:table-cell table:formula="of:=AVERAGE([.F182:.F190])" office:value-type="float" office:value="0.0163703703703704">
            <text:p>0.0163703704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table:formula="of:=([.D183]+[.E183])/15" office:value-type="float" office:value="0.016">
            <text:p>0.016</text:p>
          </table:table-cell>
          <table:table-cell table:formula="of:=AVERAGE([.F183:.F191])" office:value-type="float" office:value="0.0162962962962963">
            <text:p>0.0162962963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table:formula="of:=([.D184]+[.E184])/15" office:value-type="float" office:value="0.0166666666666667">
            <text:p>0.0166666667</text:p>
          </table:table-cell>
          <table:table-cell table:formula="of:=AVERAGE([.F184:.F192])" office:value-type="float" office:value="0.0165185185185185">
            <text:p>0.0165185185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table:formula="of:=([.D185]+[.E185])/15" office:value-type="float" office:value="0.0166666666666667">
            <text:p>0.0166666667</text:p>
          </table:table-cell>
          <table:table-cell table:formula="of:=AVERAGE([.F185:.F193])" office:value-type="float" office:value="0.0166666666666667">
            <text:p>0.0166666667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54">
            <text:p>0.9054</text:p>
          </table:table-cell>
          <table:table-cell office:value-type="float" office:value="0.5309">
            <text:p>0.5309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formula="of:=([.D186]+[.E186])/15" office:value-type="float" office:value="0.0173333333333333">
            <text:p>0.0173333333</text:p>
          </table:table-cell>
          <table:table-cell table:formula="of:=AVERAGE([.F186:.F194])" office:value-type="float" office:value="0.0168148148148148">
            <text:p>0.0168148148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formula="of:=([.D187]+[.E187])/15" office:value-type="float" office:value="0.018">
            <text:p>0.018</text:p>
          </table:table-cell>
          <table:table-cell table:formula="of:=AVERAGE([.F187:.F195])" office:value-type="float" office:value="0.0165925925925926">
            <text:p>0.0165925926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76">
            <text:p>0.9076</text:p>
          </table:table-cell>
          <table:table-cell office:value-type="float" office:value="0.5369">
            <text:p>0.5369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table:formula="of:=([.D188]+[.E188])/15" office:value-type="float" office:value="0.0146666666666667">
            <text:p>0.0146666667</text:p>
          </table:table-cell>
          <table:table-cell table:formula="of:=AVERAGE([.F188:.F196])" office:value-type="float" office:value="0.0165925925925926">
            <text:p>0.0165925926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formula="of:=([.D189]+[.E189])/15" office:value-type="float" office:value="0.0133333333333333">
            <text:p>0.0133333333</text:p>
          </table:table-cell>
          <table:table-cell table:formula="of:=AVERAGE([.F189:.F197])" office:value-type="float" office:value="0.017037037037037">
            <text:p>0.017037037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table:formula="of:=([.D190]+[.E190])/15" office:value-type="float" office:value="0.0166666666666667">
            <text:p>0.0166666667</text:p>
          </table:table-cell>
          <table:table-cell table:formula="of:=AVERAGE([.F190:.F198])" office:value-type="float" office:value="0.0177777777777778">
            <text:p>0.0177777778</text:p>
          </table:table-cell>
          <table:table-cell table:number-columns-repeated="5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formula="of:=([.D191]+[.E191])/15" office:value-type="float" office:value="0.0173333333333333">
            <text:p>0.0173333333</text:p>
          </table:table-cell>
          <table:table-cell table:formula="of:=AVERAGE([.F191:.F199])" office:value-type="float" office:value="0.0179259259259259">
            <text:p>0.0179259259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108">
            <text:p>0.9108</text:p>
          </table:table-cell>
          <table:table-cell office:value-type="float" office:value="0.5474">
            <text:p>0.5474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([.D192]+[.E192])/15" office:value-type="float" office:value="0.018">
            <text:p>0.018</text:p>
          </table:table-cell>
          <table:table-cell table:formula="of:=AVERAGE([.F192:.F200])" office:value-type="float" office:value="0.018">
            <text:p>0.018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59">
            <text:p>0.9059</text:p>
          </table:table-cell>
          <table:table-cell office:value-type="float" office:value="0.5278">
            <text:p>0.5278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([.D193]+[.E193])/15" office:value-type="float" office:value="0.018">
            <text:p>0.018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19">
            <text:p>0.9019</text:p>
          </table:table-cell>
          <table:table-cell office:value-type="float" office:value="0.5208">
            <text:p>0.5208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([.D194]+[.E194])/15" office:value-type="float" office:value="0.018">
            <text:p>0.018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75">
            <text:p>0.9075</text:p>
          </table:table-cell>
          <table:table-cell office:value-type="float" office:value="0.5381">
            <text:p>0.538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table:formula="of:=([.D195]+[.E195])/15" office:value-type="float" office:value="0.0153333333333333">
            <text:p>0.0153333333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54">
            <text:p>0.9054</text:p>
          </table:table-cell>
          <table:table-cell office:value-type="float" office:value="0.5309">
            <text:p>0.5309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([.D196]+[.E196])/15" office:value-type="float" office:value="0.018">
            <text:p>0.018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92">
            <text:p>0.9092</text:p>
          </table:table-cell>
          <table:table-cell office:value-type="float" office:value="0.5406">
            <text:p>0.5406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formula="of:=([.D197]+[.E197])/15" office:value-type="float" office:value="0.0186666666666667">
            <text:p>0.0186666667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77">
            <text:p>0.9077</text:p>
          </table:table-cell>
          <table:table-cell office:value-type="float" office:value="0.5372">
            <text:p>0.5372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table:formula="of:=([.D198]+[.E198])/15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3">
            <text:p>0.903</text:p>
          </table:table-cell>
          <table:table-cell office:value-type="float" office:value="0.5155">
            <text:p>0.515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([.D199]+[.E199])/15" office:value-type="float" office:value="0.018">
            <text:p>0.018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61">
            <text:p>0.9061</text:p>
          </table:table-cell>
          <table:table-cell office:value-type="float" office:value="0.5339">
            <text:p>0.5339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([.D200]+[.E200])/15" office:value-type="float" office:value="0.018">
            <text:p>0.018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049">
            <text:p>0.9049</text:p>
          </table:table-cell>
          <table:table-cell office:value-type="float" office:value="0.5287">
            <text:p>0.5287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table:formula="of:=([.D201]+[.E201])/15" office:value-type="float" office:value="0.0193333333333333">
            <text:p>0.0193333333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raining samples</text:p>
          </table:table-cell>
          <table:table-cell office:value-type="string">
            <text:p>SV 0</text:p>
          </table:table-cell>
          <table:table-cell office:value-type="string">
            <text:p>SV 1</text:p>
          </table:table-cell>
          <table:table-cell office:value-type="string">
            <text:p>time (user)</text:p>
          </table:table-cell>
          <table:table-cell office:value-type="string">
            <text:p>time (system)</text:p>
          </table:table-cell>
          <table:table-cell office:value-type="string">
            <text:p>support</text:p>
          </table:table-cell>
          <table:table-cell office:value-type="string">
            <text:p>time per (ms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[.B2]+[.C2]" office:value-type="float" office:value="10">
            <text:p>10</text:p>
          </table:table-cell>
          <table:table-cell table:formula="of:=([.D2]+[.E2])/15" office:value-type="float" office:value="0.018">
            <text:p>0.018</text:p>
          </table:table-cell>
          <table:table-cell table:formula="of:=[.$G$53]*[.F2]+[.$G$54]" office:value-type="float" office:value="0.0178077411419049">
            <text:p>0.01780774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6">
            <text:p>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[.B3]+[.C3]" office:value-type="float" office:value="12">
            <text:p>12</text:p>
          </table:table-cell>
          <table:table-cell table:formula="of:=([.D3]+[.E3])/15" office:value-type="float" office:value="0.018">
            <text:p>0.018</text:p>
          </table:table-cell>
          <table:table-cell table:formula="of:=[.$G$53]*[.F3]+[.$G$54]" office:value-type="float" office:value="0.017862654928042">
            <text:p>0.017862654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table:formula="of:=[.B4]+[.C4]" office:value-type="float" office:value="24">
            <text:p>24</text:p>
          </table:table-cell>
          <table:table-cell table:formula="of:=([.D4]+[.E4])/15" office:value-type="float" office:value="0.018">
            <text:p>0.018</text:p>
          </table:table-cell>
          <table:table-cell table:formula="of:=[.$G$53]*[.F4]+[.$G$54]" office:value-type="float" office:value="0.0181921376448651">
            <text:p>0.018192137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formula="of:=[.B5]+[.C5]" office:value-type="float" office:value="23">
            <text:p>23</text:p>
          </table:table-cell>
          <table:table-cell table:formula="of:=([.D5]+[.E5])/15" office:value-type="float" office:value="0.018">
            <text:p>0.018</text:p>
          </table:table-cell>
          <table:table-cell table:formula="of:=[.$G$53]*[.F5]+[.$G$54]" office:value-type="float" office:value="0.0181646807517965">
            <text:p>0.018164680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table:formula="of:=[.B6]+[.C6]" office:value-type="float" office:value="35">
            <text:p>35</text:p>
          </table:table-cell>
          <table:table-cell table:formula="of:=([.D6]+[.E6])/15" office:value-type="float" office:value="0.018">
            <text:p>0.018</text:p>
          </table:table-cell>
          <table:table-cell table:formula="of:=[.$G$53]*[.F6]+[.$G$54]" office:value-type="float" office:value="0.0184941634686195">
            <text:p>0.018494163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table:formula="of:=[.B7]+[.C7]" office:value-type="float" office:value="31">
            <text:p>31</text:p>
          </table:table-cell>
          <table:table-cell table:formula="of:=([.D7]+[.E7])/15" office:value-type="float" office:value="0.0173333333333333">
            <text:p>0.0173333333</text:p>
          </table:table-cell>
          <table:table-cell table:formula="of:=[.$G$53]*[.F7]+[.$G$54]" office:value-type="float" office:value="0.0183843358963452">
            <text:p>0.01838433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21">
            <text:p>21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table:formula="of:=[.B8]+[.C8]" office:value-type="float" office:value="42">
            <text:p>42</text:p>
          </table:table-cell>
          <table:table-cell table:formula="of:=([.D8]+[.E8])/15" office:value-type="float" office:value="0.0193333333333333">
            <text:p>0.0193333333</text:p>
          </table:table-cell>
          <table:table-cell table:formula="of:=[.$G$53]*[.F8]+[.$G$54]" office:value-type="float" office:value="0.0186863617200996">
            <text:p>0.018686361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formula="of:=[.B9]+[.C9]" office:value-type="float" office:value="47">
            <text:p>47</text:p>
          </table:table-cell>
          <table:table-cell table:formula="of:=([.D9]+[.E9])/15" office:value-type="float" office:value="0.0193333333333333">
            <text:p>0.0193333333</text:p>
          </table:table-cell>
          <table:table-cell table:formula="of:=[.$G$53]*[.F9]+[.$G$54]" office:value-type="float" office:value="0.0188236461854425">
            <text:p>0.018823646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formula="of:=[.B10]+[.C10]" office:value-type="float" office:value="51">
            <text:p>51</text:p>
          </table:table-cell>
          <table:table-cell table:formula="of:=([.D10]+[.E10])/15" office:value-type="float" office:value="0.0193333333333333">
            <text:p>0.0193333333</text:p>
          </table:table-cell>
          <table:table-cell table:formula="of:=[.$G$53]*[.F10]+[.$G$54]" office:value-type="float" office:value="0.0189334737577169">
            <text:p>0.018933473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26">
            <text:p>26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table:formula="of:=[.B11]+[.C11]" office:value-type="float" office:value="52">
            <text:p>52</text:p>
          </table:table-cell>
          <table:table-cell table:formula="of:=([.D11]+[.E11])/15" office:value-type="float" office:value="0.0193333333333333">
            <text:p>0.0193333333</text:p>
          </table:table-cell>
          <table:table-cell table:formula="of:=[.$G$53]*[.F11]+[.$G$54]" office:value-type="float" office:value="0.0189609306507854">
            <text:p>0.018960930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formula="of:=[.B12]+[.C12]" office:value-type="float" office:value="57">
            <text:p>57</text:p>
          </table:table-cell>
          <table:table-cell table:formula="of:=([.D12]+[.E12])/15" office:value-type="float" office:value="0.0186666666666667">
            <text:p>0.0186666667</text:p>
          </table:table-cell>
          <table:table-cell table:formula="of:=[.$G$53]*[.F12]+[.$G$54]" office:value-type="float" office:value="0.0190982151161284">
            <text:p>0.019098215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formula="of:=[.B13]+[.C13]" office:value-type="float" office:value="67">
            <text:p>67</text:p>
          </table:table-cell>
          <table:table-cell table:formula="of:=([.D13]+[.E13])/15" office:value-type="float" office:value="0.0193333333333333">
            <text:p>0.0193333333</text:p>
          </table:table-cell>
          <table:table-cell table:formula="of:=[.$G$53]*[.F13]+[.$G$54]" office:value-type="float" office:value="0.0193727840468142">
            <text:p>0.0193727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30">
            <text:p>30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table:formula="of:=[.B14]+[.C14]" office:value-type="float" office:value="60">
            <text:p>60</text:p>
          </table:table-cell>
          <table:table-cell table:formula="of:=([.D14]+[.E14])/15" office:value-type="float" office:value="0.0206666666666667">
            <text:p>0.0206666667</text:p>
          </table:table-cell>
          <table:table-cell table:formula="of:=[.$G$53]*[.F14]+[.$G$54]" office:value-type="float" office:value="0.0191805857953341">
            <text:p>0.019180585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formula="of:=[.B15]+[.C15]" office:value-type="float" office:value="56">
            <text:p>56</text:p>
          </table:table-cell>
          <table:table-cell table:formula="of:=([.D15]+[.E15])/15" office:value-type="float" office:value="0.0186666666666667">
            <text:p>0.0186666667</text:p>
          </table:table-cell>
          <table:table-cell table:formula="of:=[.$G$53]*[.F15]+[.$G$54]" office:value-type="float" office:value="0.0190707582230598">
            <text:p>0.01907075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formula="of:=[.B16]+[.C16]" office:value-type="float" office:value="64">
            <text:p>64</text:p>
          </table:table-cell>
          <table:table-cell table:formula="of:=([.D16]+[.E16])/15" office:value-type="float" office:value="0.0193333333333333">
            <text:p>0.0193333333</text:p>
          </table:table-cell>
          <table:table-cell table:formula="of:=[.$G$53]*[.F16]+[.$G$54]" office:value-type="float" office:value="0.0192904133676085">
            <text:p>0.019290413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table:formula="of:=[.B17]+[.C17]" office:value-type="float" office:value="74">
            <text:p>74</text:p>
          </table:table-cell>
          <table:table-cell table:formula="of:=([.D17]+[.E17])/15" office:value-type="float" office:value="0.0193333333333333">
            <text:p>0.0193333333</text:p>
          </table:table-cell>
          <table:table-cell table:formula="of:=[.$G$53]*[.F17]+[.$G$54]" office:value-type="float" office:value="0.0195649822982943">
            <text:p>0.019564982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formula="of:=[.B18]+[.C18]" office:value-type="float" office:value="81">
            <text:p>81</text:p>
          </table:table-cell>
          <table:table-cell table:formula="of:=([.D18]+[.E18])/15" office:value-type="float" office:value="0.0193333333333333">
            <text:p>0.0193333333</text:p>
          </table:table-cell>
          <table:table-cell table:formula="of:=[.$G$53]*[.F18]+[.$G$54]" office:value-type="float" office:value="0.0197571805497744">
            <text:p>0.019757180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19]+[.C19]" office:value-type="float" office:value="75">
            <text:p>75</text:p>
          </table:table-cell>
          <table:table-cell table:formula="of:=([.D19]+[.E19])/15" office:value-type="float" office:value="0.02">
            <text:p>0.02</text:p>
          </table:table-cell>
          <table:table-cell table:formula="of:=[.$G$53]*[.F19]+[.$G$54]" office:value-type="float" office:value="0.0195924391913629">
            <text:p>0.019592439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table:formula="of:=[.B20]+[.C20]" office:value-type="float" office:value="83">
            <text:p>83</text:p>
          </table:table-cell>
          <table:table-cell table:formula="of:=([.D20]+[.E20])/15" office:value-type="float" office:value="0.0206666666666667">
            <text:p>0.0206666667</text:p>
          </table:table-cell>
          <table:table-cell table:formula="of:=[.$G$53]*[.F20]+[.$G$54]" office:value-type="float" office:value="0.0198120943359116">
            <text:p>0.019812094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formula="of:=[.B21]+[.C21]" office:value-type="float" office:value="96">
            <text:p>96</text:p>
          </table:table-cell>
          <table:table-cell table:formula="of:=([.D21]+[.E21])/15" office:value-type="float" office:value="0.0193333333333333">
            <text:p>0.0193333333</text:p>
          </table:table-cell>
          <table:table-cell table:formula="of:=[.$G$53]*[.F21]+[.$G$54]" office:value-type="float" office:value="0.0201690339458032">
            <text:p>0.020169033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float" office:value="45">
            <text:p>45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table:formula="of:=[.B22]+[.C22]" office:value-type="float" office:value="90">
            <text:p>90</text:p>
          </table:table-cell>
          <table:table-cell table:formula="of:=([.D22]+[.E22])/15" office:value-type="float" office:value="0.0206666666666667">
            <text:p>0.0206666667</text:p>
          </table:table-cell>
          <table:table-cell table:formula="of:=[.$G$53]*[.F22]+[.$G$54]" office:value-type="float" office:value="0.0200042925873917">
            <text:p>0.020004292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float" office:value="51">
            <text:p>51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table:formula="of:=[.B23]+[.C23]" office:value-type="float" office:value="102">
            <text:p>102</text:p>
          </table:table-cell>
          <table:table-cell table:formula="of:=([.D23]+[.E23])/15" office:value-type="float" office:value="0.0206666666666667">
            <text:p>0.0206666667</text:p>
          </table:table-cell>
          <table:table-cell table:formula="of:=[.$G$53]*[.F23]+[.$G$54]" office:value-type="float" office:value="0.0203337753042147">
            <text:p>0.020333775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24]+[.C24]" office:value-type="float" office:value="97">
            <text:p>97</text:p>
          </table:table-cell>
          <table:table-cell table:formula="of:=([.D24]+[.E24])/15" office:value-type="float" office:value="0.02">
            <text:p>0.02</text:p>
          </table:table-cell>
          <table:table-cell table:formula="of:=[.$G$53]*[.F24]+[.$G$54]" office:value-type="float" office:value="0.0201964908388718">
            <text:p>0.020196490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25]+[.C25]" office:value-type="float" office:value="100">
            <text:p>100</text:p>
          </table:table-cell>
          <table:table-cell table:formula="of:=([.D25]+[.E25])/15" office:value-type="float" office:value="0.02">
            <text:p>0.02</text:p>
          </table:table-cell>
          <table:table-cell table:formula="of:=[.$G$53]*[.F25]+[.$G$54]" office:value-type="float" office:value="0.0202788615180775">
            <text:p>0.020278861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26]+[.C26]" office:value-type="float" office:value="105">
            <text:p>105</text:p>
          </table:table-cell>
          <table:table-cell table:formula="of:=([.D26]+[.E26])/15" office:value-type="float" office:value="0.02">
            <text:p>0.02</text:p>
          </table:table-cell>
          <table:table-cell table:formula="of:=[.$G$53]*[.F26]+[.$G$54]" office:value-type="float" office:value="0.0204161459834205">
            <text:p>0.02041614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table:formula="of:=[.B27]+[.C27]" office:value-type="float" office:value="107">
            <text:p>107</text:p>
          </table:table-cell>
          <table:table-cell table:formula="of:=([.D27]+[.E27])/15" office:value-type="float" office:value="0.02">
            <text:p>0.02</text:p>
          </table:table-cell>
          <table:table-cell table:formula="of:=[.$G$53]*[.F27]+[.$G$54]" office:value-type="float" office:value="0.0204710597695576">
            <text:p>0.020471059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float" office:value="61">
            <text:p>61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table:formula="of:=[.B28]+[.C28]" office:value-type="float" office:value="122">
            <text:p>122</text:p>
          </table:table-cell>
          <table:table-cell table:formula="of:=([.D28]+[.E28])/15" office:value-type="float" office:value="0.0206666666666667">
            <text:p>0.0206666667</text:p>
          </table:table-cell>
          <table:table-cell table:formula="of:=[.$G$53]*[.F28]+[.$G$54]" office:value-type="float" office:value="0.0208829131655864">
            <text:p>0.020882913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29]+[.C29]" office:value-type="float" office:value="119">
            <text:p>119</text:p>
          </table:table-cell>
          <table:table-cell table:formula="of:=([.D29]+[.E29])/15" office:value-type="float" office:value="0.0213333333333333">
            <text:p>0.0213333333</text:p>
          </table:table-cell>
          <table:table-cell table:formula="of:=[.$G$53]*[.F29]+[.$G$54]" office:value-type="float" office:value="0.0208005424863807">
            <text:p>0.020800542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0]+[.C30]" office:value-type="float" office:value="118">
            <text:p>118</text:p>
          </table:table-cell>
          <table:table-cell table:formula="of:=([.D30]+[.E30])/15" office:value-type="float" office:value="0.0213333333333333">
            <text:p>0.0213333333</text:p>
          </table:table-cell>
          <table:table-cell table:formula="of:=[.$G$53]*[.F30]+[.$G$54]" office:value-type="float" office:value="0.0207730855933121">
            <text:p>0.020773085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table:formula="of:=[.B31]+[.C31]" office:value-type="float" office:value="105">
            <text:p>105</text:p>
          </table:table-cell>
          <table:table-cell table:formula="of:=([.D31]+[.E31])/15" office:value-type="float" office:value="0.0193333333333333">
            <text:p>0.0193333333</text:p>
          </table:table-cell>
          <table:table-cell table:formula="of:=[.$G$53]*[.F31]+[.$G$54]" office:value-type="float" office:value="0.0204161459834205">
            <text:p>0.02041614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2]+[.C32]" office:value-type="float" office:value="127">
            <text:p>127</text:p>
          </table:table-cell>
          <table:table-cell table:formula="of:=([.D32]+[.E32])/15" office:value-type="float" office:value="0.0213333333333333">
            <text:p>0.0213333333</text:p>
          </table:table-cell>
          <table:table-cell table:formula="of:=[.$G$53]*[.F32]+[.$G$54]" office:value-type="float" office:value="0.0210201976309293">
            <text:p>0.021020197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33]+[.C33]" office:value-type="float" office:value="141">
            <text:p>141</text:p>
          </table:table-cell>
          <table:table-cell table:formula="of:=([.D33]+[.E33])/15" office:value-type="float" office:value="0.0213333333333333">
            <text:p>0.0213333333</text:p>
          </table:table-cell>
          <table:table-cell table:formula="of:=[.$G$53]*[.F33]+[.$G$54]" office:value-type="float" office:value="0.0214045941338895">
            <text:p>0.021404594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4]+[.C34]" office:value-type="float" office:value="157">
            <text:p>157</text:p>
          </table:table-cell>
          <table:table-cell table:formula="of:=([.D34]+[.E34])/15" office:value-type="float" office:value="0.0213333333333333">
            <text:p>0.0213333333</text:p>
          </table:table-cell>
          <table:table-cell table:formula="of:=[.$G$53]*[.F34]+[.$G$54]" office:value-type="float" office:value="0.0218439044229869">
            <text:p>0.021843904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35]+[.C35]" office:value-type="float" office:value="151">
            <text:p>151</text:p>
          </table:table-cell>
          <table:table-cell table:formula="of:=([.D35]+[.E35])/15" office:value-type="float" office:value="0.0213333333333333">
            <text:p>0.0213333333</text:p>
          </table:table-cell>
          <table:table-cell table:formula="of:=[.$G$53]*[.F35]+[.$G$54]" office:value-type="float" office:value="0.0216791630645754">
            <text:p>0.021679163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6]+[.C36]" office:value-type="float" office:value="136">
            <text:p>136</text:p>
          </table:table-cell>
          <table:table-cell table:formula="of:=([.D36]+[.E36])/15" office:value-type="float" office:value="0.0213333333333333">
            <text:p>0.0213333333</text:p>
          </table:table-cell>
          <table:table-cell table:formula="of:=[.$G$53]*[.F36]+[.$G$54]" office:value-type="float" office:value="0.0212673096685466">
            <text:p>0.0212673097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table:formula="of:=[.B37]+[.C37]" office:value-type="float" office:value="135">
            <text:p>135</text:p>
          </table:table-cell>
          <table:table-cell table:formula="of:=([.D37]+[.E37])/15" office:value-type="float" office:value="0.0213333333333333">
            <text:p>0.0213333333</text:p>
          </table:table-cell>
          <table:table-cell table:formula="of:=[.$G$53]*[.F37]+[.$G$54]" office:value-type="float" office:value="0.021239852775478">
            <text:p>0.021239852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38]+[.C38]" office:value-type="float" office:value="147">
            <text:p>147</text:p>
          </table:table-cell>
          <table:table-cell table:formula="of:=([.D38]+[.E38])/15" office:value-type="float" office:value="0.022">
            <text:p>0.022</text:p>
          </table:table-cell>
          <table:table-cell table:formula="of:=[.$G$53]*[.F38]+[.$G$54]" office:value-type="float" office:value="0.021569335492301">
            <text:p>0.0215693355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number-columns-repeated="2" office:value-type="float" office:value="76">
            <text:p>76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39]+[.C39]" office:value-type="float" office:value="152">
            <text:p>152</text:p>
          </table:table-cell>
          <table:table-cell table:formula="of:=([.D39]+[.E39])/15" office:value-type="float" office:value="0.0213333333333333">
            <text:p>0.0213333333</text:p>
          </table:table-cell>
          <table:table-cell table:formula="of:=[.$G$53]*[.F39]+[.$G$54]" office:value-type="float" office:value="0.021706619957644">
            <text:p>0.02170662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number-columns-repeated="2" office:value-type="float" office:value="83">
            <text:p>8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B40]+[.C40]" office:value-type="float" office:value="166">
            <text:p>166</text:p>
          </table:table-cell>
          <table:table-cell table:formula="of:=([.D40]+[.E40])/15" office:value-type="float" office:value="0.0226666666666667">
            <text:p>0.0226666667</text:p>
          </table:table-cell>
          <table:table-cell table:formula="of:=[.$G$53]*[.F40]+[.$G$54]" office:value-type="float" office:value="0.0220910164606042">
            <text:p>0.022091016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float" office:value="78">
            <text:p>78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41]+[.C41]" office:value-type="float" office:value="156">
            <text:p>156</text:p>
          </table:table-cell>
          <table:table-cell table:formula="of:=([.D41]+[.E41])/15" office:value-type="float" office:value="0.0213333333333333">
            <text:p>0.0213333333</text:p>
          </table:table-cell>
          <table:table-cell table:formula="of:=[.$G$53]*[.F41]+[.$G$54]" office:value-type="float" office:value="0.0218164475299183">
            <text:p>0.021816447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number-columns-repeated="2" office:value-type="float" office:value="86">
            <text:p>86</text:p>
          </table:table-cell>
          <table:table-cell office:value-type="float" office:value="0.32">
            <text:p>0.32</text:p>
          </table:table-cell>
          <table:table-cell office:value-type="float" office:value="0.03">
            <text:p>0.03</text:p>
          </table:table-cell>
          <table:table-cell table:formula="of:=[.B42]+[.C42]" office:value-type="float" office:value="172">
            <text:p>172</text:p>
          </table:table-cell>
          <table:table-cell table:formula="of:=([.D42]+[.E42])/15" office:value-type="float" office:value="0.0233333333333333">
            <text:p>0.0233333333</text:p>
          </table:table-cell>
          <table:table-cell table:formula="of:=[.$G$53]*[.F42]+[.$G$54]" office:value-type="float" office:value="0.0222557578190157">
            <text:p>0.0222557578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43]+[.C43]" office:value-type="float" office:value="173">
            <text:p>173</text:p>
          </table:table-cell>
          <table:table-cell table:formula="of:=([.D43]+[.E43])/15" office:value-type="float" office:value="0.0213333333333333">
            <text:p>0.0213333333</text:p>
          </table:table-cell>
          <table:table-cell table:formula="of:=[.$G$53]*[.F43]+[.$G$54]" office:value-type="float" office:value="0.0222832147120843">
            <text:p>0.022283214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formula="of:=[.B44]+[.C44]" office:value-type="float" office:value="157">
            <text:p>157</text:p>
          </table:table-cell>
          <table:table-cell table:formula="of:=([.D44]+[.E44])/15" office:value-type="float" office:value="0.0213333333333333">
            <text:p>0.0213333333</text:p>
          </table:table-cell>
          <table:table-cell table:formula="of:=[.$G$53]*[.F44]+[.$G$54]" office:value-type="float" office:value="0.0218439044229869">
            <text:p>0.021843904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float" office:value="92">
            <text:p>92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B45]+[.C45]" office:value-type="float" office:value="184">
            <text:p>184</text:p>
          </table:table-cell>
          <table:table-cell table:formula="of:=([.D45]+[.E45])/15" office:value-type="float" office:value="0.0226666666666667">
            <text:p>0.0226666667</text:p>
          </table:table-cell>
          <table:table-cell table:formula="of:=[.$G$53]*[.F45]+[.$G$54]" office:value-type="float" office:value="0.0225852405358387">
            <text:p>0.022585240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46]+[.C46]" office:value-type="float" office:value="171">
            <text:p>171</text:p>
          </table:table-cell>
          <table:table-cell table:formula="of:=([.D46]+[.E46])/15" office:value-type="float" office:value="0.022">
            <text:p>0.022</text:p>
          </table:table-cell>
          <table:table-cell table:formula="of:=[.$G$53]*[.F46]+[.$G$54]" office:value-type="float" office:value="0.0222283009259471">
            <text:p>0.022228300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number-columns-repeated="2" office:value-type="float" office:value="94">
            <text:p>94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B47]+[.C47]" office:value-type="float" office:value="188">
            <text:p>188</text:p>
          </table:table-cell>
          <table:table-cell table:formula="of:=([.D47]+[.E47])/15" office:value-type="float" office:value="0.0226666666666667">
            <text:p>0.0226666667</text:p>
          </table:table-cell>
          <table:table-cell table:formula="of:=[.$G$53]*[.F47]+[.$G$54]" office:value-type="float" office:value="0.022695068108113">
            <text:p>0.022695068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number-columns-repeated="2" office:value-type="float" office:value="82">
            <text:p>82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48]+[.C48]" office:value-type="float" office:value="164">
            <text:p>164</text:p>
          </table:table-cell>
          <table:table-cell table:formula="of:=([.D48]+[.E48])/15" office:value-type="float" office:value="0.022">
            <text:p>0.022</text:p>
          </table:table-cell>
          <table:table-cell table:formula="of:=[.$G$53]*[.F48]+[.$G$54]" office:value-type="float" office:value="0.022036102674467">
            <text:p>0.0220361027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table:formula="of:=[.B49]+[.C49]" office:value-type="float" office:value="201">
            <text:p>201</text:p>
          </table:table-cell>
          <table:table-cell table:formula="of:=([.D49]+[.E49])/15" office:value-type="float" office:value="0.0246666666666667">
            <text:p>0.0246666667</text:p>
          </table:table-cell>
          <table:table-cell table:formula="of:=[.$G$53]*[.F49]+[.$G$54]" office:value-type="float" office:value="0.0230520077180047">
            <text:p>0.0230520077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50]+[.C50]" office:value-type="float" office:value="179">
            <text:p>179</text:p>
          </table:table-cell>
          <table:table-cell table:formula="of:=([.D50]+[.E50])/15" office:value-type="float" office:value="0.022">
            <text:p>0.022</text:p>
          </table:table-cell>
          <table:table-cell table:formula="of:=[.$G$53]*[.F50]+[.$G$54]" office:value-type="float" office:value="0.0224479560704958">
            <text:p>0.022447956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90">
            <text:p>90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table:formula="of:=[.B51]+[.C51]" office:value-type="float" office:value="180">
            <text:p>180</text:p>
          </table:table-cell>
          <table:table-cell table:formula="of:=([.D51]+[.E51])/15" office:value-type="float" office:value="0.022">
            <text:p>0.022</text:p>
          </table:table-cell>
          <table:table-cell table:formula="of:=[.$G$53]*[.F51]+[.$G$54]" office:value-type="float" office:value="0.0224754129635644">
            <text:p>0.0224754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m</text:p>
          </table:table-cell>
          <table:table-cell table:formula="of:=SLOPE([.G2:.G51];[.F2:.F51])" office:value-type="float" office:value="0.0000274568930685853">
            <text:p>2.74568930685853E-00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b</text:p>
          </table:table-cell>
          <table:table-cell table:formula="of:=INTERCEPT([.G2:.G51];[.F2:.F51])" office:value-type="float" office:value="0.017533172211219">
            <text:p>0.017533172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Sheet2.I82" table:end-x="0.892cm" table:end-y="0.32cm" draw:z-index="0" draw:style-name="gr1" draw:text-style-name="P1" svg:width="18.595cm" svg:height="11.908cm" svg:x="0.362cm" svg:y="0.154cm">
              <draw:object draw:notify-on-update-of-ranges="Sheet2.F2:Sheet2.F51 Sheet2.G2:Sheet2.G51 Sheet2.F2:Sheet2.F51 Sheet2.H2:Sheet2.H5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upport</text:p>
          </table:table-cell>
          <table:table-cell office:value-type="string">
            <text:p>border sample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([Sheet2.$G$53]*[.A2]+[Sheet2.$G$54]-[Sheet1.$J$25])/[Sheet1.$J$24]" office:value-type="float" office:value="1979.75190478115">
            <text:p>1979.7519047812</text:p>
          </table:table-cell>
          <table:table-cell/>
          <table:table-cell office:value-type="string">
            <text:p>m</text:p>
          </table:table-cell>
          <table:table-cell table:formula="of:=[Sheet2.$G$53]/[Sheet1.$J$24]" office:value-type="float" office:value="3.2695882414541">
            <text:p>3.2695882415</text:p>
          </table:table-cell>
        </table:table-row>
        <table:table-row table:style-name="ro1">
          <table:table-cell table:formula="of:=10+[.A2]" office:value-type="float" office:value="20">
            <text:p>20</text:p>
          </table:table-cell>
          <table:table-cell table:formula="of:=([Sheet2.$G$53]*[.A3]+[Sheet2.$G$54]-[Sheet1.$J$25])/[Sheet1.$J$24]" office:value-type="float" office:value="2012.44778719569">
            <text:p>2012.4477871957</text:p>
          </table:table-cell>
          <table:table-cell table:number-columns-repeated="3"/>
        </table:table-row>
        <table:table-row table:style-name="ro1">
          <table:table-cell table:formula="of:=10+[.A3]" office:value-type="float" office:value="30">
            <text:p>30</text:p>
          </table:table-cell>
          <table:table-cell table:formula="of:=([Sheet2.$G$53]*[.A4]+[Sheet2.$G$54]-[Sheet1.$J$25])/[Sheet1.$J$24]" office:value-type="float" office:value="2045.14366961023">
            <text:p>2045.1436696102</text:p>
          </table:table-cell>
          <table:table-cell table:number-columns-repeated="3"/>
        </table:table-row>
        <table:table-row table:style-name="ro1">
          <table:table-cell table:formula="of:=10+[.A4]" office:value-type="float" office:value="40">
            <text:p>40</text:p>
          </table:table-cell>
          <table:table-cell table:formula="of:=([Sheet2.$G$53]*[.A5]+[Sheet2.$G$54]-[Sheet1.$J$25])/[Sheet1.$J$24]" office:value-type="float" office:value="2077.83955202477">
            <text:p>2077.8395520248</text:p>
          </table:table-cell>
          <table:table-cell table:number-columns-repeated="3"/>
        </table:table-row>
        <table:table-row table:style-name="ro1">
          <table:table-cell table:formula="of:=10+[.A5]" office:value-type="float" office:value="50">
            <text:p>50</text:p>
          </table:table-cell>
          <table:table-cell table:formula="of:=([Sheet2.$G$53]*[.A6]+[Sheet2.$G$54]-[Sheet1.$J$25])/[Sheet1.$J$24]" office:value-type="float" office:value="2110.53543443931">
            <text:p>2110.5354344393</text:p>
          </table:table-cell>
          <table:table-cell>
            <draw:frame table:end-cell-address="Sheet3.K33" table:end-x="1.505cm" table:end-y="0.345cm" draw:z-index="0" draw:style-name="gr1" draw:text-style-name="P1" svg:width="18.678cm" svg:height="12.433cm" svg:x="0.892cm" svg:y="0.106cm">
              <draw:object draw:notify-on-update-of-ranges="Sheet3.A2:Sheet3.A51 Sheet3.B2:Sheet3.B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formula="of:=10+[.A6]" office:value-type="float" office:value="60">
            <text:p>60</text:p>
          </table:table-cell>
          <table:table-cell table:formula="of:=([Sheet2.$G$53]*[.A7]+[Sheet2.$G$54]-[Sheet1.$J$25])/[Sheet1.$J$24]" office:value-type="float" office:value="2143.23131685385">
            <text:p>2143.2313168539</text:p>
          </table:table-cell>
          <table:table-cell table:number-columns-repeated="3"/>
        </table:table-row>
        <table:table-row table:style-name="ro1">
          <table:table-cell table:formula="of:=10+[.A7]" office:value-type="float" office:value="70">
            <text:p>70</text:p>
          </table:table-cell>
          <table:table-cell table:formula="of:=([Sheet2.$G$53]*[.A8]+[Sheet2.$G$54]-[Sheet1.$J$25])/[Sheet1.$J$24]" office:value-type="float" office:value="2175.9271992684">
            <text:p>2175.9271992684</text:p>
          </table:table-cell>
          <table:table-cell table:number-columns-repeated="3"/>
        </table:table-row>
        <table:table-row table:style-name="ro1">
          <table:table-cell table:formula="of:=10+[.A8]" office:value-type="float" office:value="80">
            <text:p>80</text:p>
          </table:table-cell>
          <table:table-cell table:formula="of:=([Sheet2.$G$53]*[.A9]+[Sheet2.$G$54]-[Sheet1.$J$25])/[Sheet1.$J$24]" office:value-type="float" office:value="2208.62308168294">
            <text:p>2208.6230816829</text:p>
          </table:table-cell>
          <table:table-cell table:number-columns-repeated="3"/>
        </table:table-row>
        <table:table-row table:style-name="ro1">
          <table:table-cell table:formula="of:=10+[.A9]" office:value-type="float" office:value="90">
            <text:p>90</text:p>
          </table:table-cell>
          <table:table-cell table:formula="of:=([Sheet2.$G$53]*[.A10]+[Sheet2.$G$54]-[Sheet1.$J$25])/[Sheet1.$J$24]" office:value-type="float" office:value="2241.31896409748">
            <text:p>2241.3189640975</text:p>
          </table:table-cell>
          <table:table-cell table:number-columns-repeated="3"/>
        </table:table-row>
        <table:table-row table:style-name="ro1">
          <table:table-cell table:formula="of:=10+[.A10]" office:value-type="float" office:value="100">
            <text:p>100</text:p>
          </table:table-cell>
          <table:table-cell table:formula="of:=([Sheet2.$G$53]*[.A11]+[Sheet2.$G$54]-[Sheet1.$J$25])/[Sheet1.$J$24]" office:value-type="float" office:value="2274.01484651202">
            <text:p>2274.014846512</text:p>
          </table:table-cell>
          <table:table-cell table:number-columns-repeated="3"/>
        </table:table-row>
        <table:table-row table:style-name="ro1">
          <table:table-cell table:formula="of:=10+[.A11]" office:value-type="float" office:value="110">
            <text:p>110</text:p>
          </table:table-cell>
          <table:table-cell table:formula="of:=([Sheet2.$G$53]*[.A12]+[Sheet2.$G$54]-[Sheet1.$J$25])/[Sheet1.$J$24]" office:value-type="float" office:value="2306.71072892656">
            <text:p>2306.7107289266</text:p>
          </table:table-cell>
          <table:table-cell table:number-columns-repeated="3"/>
        </table:table-row>
        <table:table-row table:style-name="ro1">
          <table:table-cell table:formula="of:=10+[.A12]" office:value-type="float" office:value="120">
            <text:p>120</text:p>
          </table:table-cell>
          <table:table-cell table:formula="of:=([Sheet2.$G$53]*[.A13]+[Sheet2.$G$54]-[Sheet1.$J$25])/[Sheet1.$J$24]" office:value-type="float" office:value="2339.4066113411">
            <text:p>2339.4066113411</text:p>
          </table:table-cell>
          <table:table-cell table:number-columns-repeated="3"/>
        </table:table-row>
        <table:table-row table:style-name="ro1">
          <table:table-cell table:formula="of:=10+[.A13]" office:value-type="float" office:value="130">
            <text:p>130</text:p>
          </table:table-cell>
          <table:table-cell table:formula="of:=([Sheet2.$G$53]*[.A14]+[Sheet2.$G$54]-[Sheet1.$J$25])/[Sheet1.$J$24]" office:value-type="float" office:value="2372.10249375564">
            <text:p>2372.1024937557</text:p>
          </table:table-cell>
          <table:table-cell table:number-columns-repeated="3"/>
        </table:table-row>
        <table:table-row table:style-name="ro1">
          <table:table-cell table:formula="of:=10+[.A14]" office:value-type="float" office:value="140">
            <text:p>140</text:p>
          </table:table-cell>
          <table:table-cell table:formula="of:=([Sheet2.$G$53]*[.A15]+[Sheet2.$G$54]-[Sheet1.$J$25])/[Sheet1.$J$24]" office:value-type="float" office:value="2404.79837617018">
            <text:p>2404.7983761702</text:p>
          </table:table-cell>
          <table:table-cell table:number-columns-repeated="3"/>
        </table:table-row>
        <table:table-row table:style-name="ro1">
          <table:table-cell table:formula="of:=10+[.A15]" office:value-type="float" office:value="150">
            <text:p>150</text:p>
          </table:table-cell>
          <table:table-cell table:formula="of:=([Sheet2.$G$53]*[.A16]+[Sheet2.$G$54]-[Sheet1.$J$25])/[Sheet1.$J$24]" office:value-type="float" office:value="2437.49425858472">
            <text:p>2437.4942585847</text:p>
          </table:table-cell>
          <table:table-cell table:number-columns-repeated="3"/>
        </table:table-row>
        <table:table-row table:style-name="ro1">
          <table:table-cell table:formula="of:=10+[.A16]" office:value-type="float" office:value="160">
            <text:p>160</text:p>
          </table:table-cell>
          <table:table-cell table:formula="of:=([Sheet2.$G$53]*[.A17]+[Sheet2.$G$54]-[Sheet1.$J$25])/[Sheet1.$J$24]" office:value-type="float" office:value="2470.19014099927">
            <text:p>2470.1901409993</text:p>
          </table:table-cell>
          <table:table-cell table:number-columns-repeated="3"/>
        </table:table-row>
        <table:table-row table:style-name="ro1">
          <table:table-cell table:formula="of:=10+[.A17]" office:value-type="float" office:value="170">
            <text:p>170</text:p>
          </table:table-cell>
          <table:table-cell table:formula="of:=([Sheet2.$G$53]*[.A18]+[Sheet2.$G$54]-[Sheet1.$J$25])/[Sheet1.$J$24]" office:value-type="float" office:value="2502.88602341381">
            <text:p>2502.8860234138</text:p>
          </table:table-cell>
          <table:table-cell table:number-columns-repeated="3"/>
        </table:table-row>
        <table:table-row table:style-name="ro1">
          <table:table-cell table:formula="of:=10+[.A18]" office:value-type="float" office:value="180">
            <text:p>180</text:p>
          </table:table-cell>
          <table:table-cell table:formula="of:=([Sheet2.$G$53]*[.A19]+[Sheet2.$G$54]-[Sheet1.$J$25])/[Sheet1.$J$24]" office:value-type="float" office:value="2535.58190582835">
            <text:p>2535.5819058284</text:p>
          </table:table-cell>
          <table:table-cell table:number-columns-repeated="3"/>
        </table:table-row>
        <table:table-row table:style-name="ro1">
          <table:table-cell table:formula="of:=10+[.A19]" office:value-type="float" office:value="190">
            <text:p>190</text:p>
          </table:table-cell>
          <table:table-cell table:formula="of:=([Sheet2.$G$53]*[.A20]+[Sheet2.$G$54]-[Sheet1.$J$25])/[Sheet1.$J$24]" office:value-type="float" office:value="2568.27778824289">
            <text:p>2568.2777882429</text:p>
          </table:table-cell>
          <table:table-cell table:number-columns-repeated="3"/>
        </table:table-row>
        <table:table-row table:style-name="ro1">
          <table:table-cell table:formula="of:=10+[.A20]" office:value-type="float" office:value="200">
            <text:p>200</text:p>
          </table:table-cell>
          <table:table-cell table:formula="of:=([Sheet2.$G$53]*[.A21]+[Sheet2.$G$54]-[Sheet1.$J$25])/[Sheet1.$J$24]" office:value-type="float" office:value="2600.97367065743">
            <text:p>2600.9736706574</text:p>
          </table:table-cell>
          <table:table-cell table:number-columns-repeated="3"/>
        </table:table-row>
        <table:table-row table:style-name="ro1">
          <table:table-cell table:formula="of:=10+[.A21]" office:value-type="float" office:value="210">
            <text:p>210</text:p>
          </table:table-cell>
          <table:table-cell table:formula="of:=([Sheet2.$G$53]*[.A22]+[Sheet2.$G$54]-[Sheet1.$J$25])/[Sheet1.$J$24]" office:value-type="float" office:value="2633.66955307197">
            <text:p>2633.669553072</text:p>
          </table:table-cell>
          <table:table-cell table:number-columns-repeated="3"/>
        </table:table-row>
        <table:table-row table:style-name="ro1">
          <table:table-cell table:formula="of:=10+[.A22]" office:value-type="float" office:value="220">
            <text:p>220</text:p>
          </table:table-cell>
          <table:table-cell table:formula="of:=([Sheet2.$G$53]*[.A23]+[Sheet2.$G$54]-[Sheet1.$J$25])/[Sheet1.$J$24]" office:value-type="float" office:value="2666.36543548651">
            <text:p>2666.3654354865</text:p>
          </table:table-cell>
          <table:table-cell table:number-columns-repeated="3"/>
        </table:table-row>
        <table:table-row table:style-name="ro1">
          <table:table-cell table:formula="of:=10+[.A23]" office:value-type="float" office:value="230">
            <text:p>230</text:p>
          </table:table-cell>
          <table:table-cell table:formula="of:=([Sheet2.$G$53]*[.A24]+[Sheet2.$G$54]-[Sheet1.$J$25])/[Sheet1.$J$24]" office:value-type="float" office:value="2699.06131790105">
            <text:p>2699.0613179011</text:p>
          </table:table-cell>
          <table:table-cell table:number-columns-repeated="3"/>
        </table:table-row>
        <table:table-row table:style-name="ro1">
          <table:table-cell table:formula="of:=10+[.A24]" office:value-type="float" office:value="240">
            <text:p>240</text:p>
          </table:table-cell>
          <table:table-cell table:formula="of:=([Sheet2.$G$53]*[.A25]+[Sheet2.$G$54]-[Sheet1.$J$25])/[Sheet1.$J$24]" office:value-type="float" office:value="2731.75720031559">
            <text:p>2731.7572003156</text:p>
          </table:table-cell>
          <table:table-cell table:number-columns-repeated="3"/>
        </table:table-row>
        <table:table-row table:style-name="ro1">
          <table:table-cell table:formula="of:=10+[.A25]" office:value-type="float" office:value="250">
            <text:p>250</text:p>
          </table:table-cell>
          <table:table-cell table:formula="of:=([Sheet2.$G$53]*[.A26]+[Sheet2.$G$54]-[Sheet1.$J$25])/[Sheet1.$J$24]" office:value-type="float" office:value="2764.45308273013">
            <text:p>2764.4530827301</text:p>
          </table:table-cell>
          <table:table-cell table:number-columns-repeated="3"/>
        </table:table-row>
        <table:table-row table:style-name="ro1">
          <table:table-cell table:formula="of:=10+[.A26]" office:value-type="float" office:value="260">
            <text:p>260</text:p>
          </table:table-cell>
          <table:table-cell table:formula="of:=([Sheet2.$G$53]*[.A27]+[Sheet2.$G$54]-[Sheet1.$J$25])/[Sheet1.$J$24]" office:value-type="float" office:value="2797.14896514468">
            <text:p>2797.1489651447</text:p>
          </table:table-cell>
          <table:table-cell table:number-columns-repeated="3"/>
        </table:table-row>
        <table:table-row table:style-name="ro1">
          <table:table-cell table:formula="of:=10+[.A27]" office:value-type="float" office:value="270">
            <text:p>270</text:p>
          </table:table-cell>
          <table:table-cell table:formula="of:=([Sheet2.$G$53]*[.A28]+[Sheet2.$G$54]-[Sheet1.$J$25])/[Sheet1.$J$24]" office:value-type="float" office:value="2829.84484755922">
            <text:p>2829.8448475592</text:p>
          </table:table-cell>
          <table:table-cell table:number-columns-repeated="3"/>
        </table:table-row>
        <table:table-row table:style-name="ro1">
          <table:table-cell table:formula="of:=10+[.A28]" office:value-type="float" office:value="280">
            <text:p>280</text:p>
          </table:table-cell>
          <table:table-cell table:formula="of:=([Sheet2.$G$53]*[.A29]+[Sheet2.$G$54]-[Sheet1.$J$25])/[Sheet1.$J$24]" office:value-type="float" office:value="2862.54072997376">
            <text:p>2862.5407299738</text:p>
          </table:table-cell>
          <table:table-cell table:number-columns-repeated="3"/>
        </table:table-row>
        <table:table-row table:style-name="ro1">
          <table:table-cell table:formula="of:=10+[.A29]" office:value-type="float" office:value="290">
            <text:p>290</text:p>
          </table:table-cell>
          <table:table-cell table:formula="of:=([Sheet2.$G$53]*[.A30]+[Sheet2.$G$54]-[Sheet1.$J$25])/[Sheet1.$J$24]" office:value-type="float" office:value="2895.2366123883">
            <text:p>2895.2366123883</text:p>
          </table:table-cell>
          <table:table-cell table:number-columns-repeated="3"/>
        </table:table-row>
        <table:table-row table:style-name="ro1">
          <table:table-cell table:formula="of:=10+[.A30]" office:value-type="float" office:value="300">
            <text:p>300</text:p>
          </table:table-cell>
          <table:table-cell table:formula="of:=([Sheet2.$G$53]*[.A31]+[Sheet2.$G$54]-[Sheet1.$J$25])/[Sheet1.$J$24]" office:value-type="float" office:value="2927.93249480284">
            <text:p>2927.9324948028</text:p>
          </table:table-cell>
          <table:table-cell table:number-columns-repeated="3"/>
        </table:table-row>
        <table:table-row table:style-name="ro1">
          <table:table-cell table:formula="of:=10+[.A31]" office:value-type="float" office:value="310">
            <text:p>310</text:p>
          </table:table-cell>
          <table:table-cell table:formula="of:=([Sheet2.$G$53]*[.A32]+[Sheet2.$G$54]-[Sheet1.$J$25])/[Sheet1.$J$24]" office:value-type="float" office:value="2960.62837721738">
            <text:p>2960.6283772174</text:p>
          </table:table-cell>
          <table:table-cell table:number-columns-repeated="3"/>
        </table:table-row>
        <table:table-row table:style-name="ro1">
          <table:table-cell table:formula="of:=10+[.A32]" office:value-type="float" office:value="320">
            <text:p>320</text:p>
          </table:table-cell>
          <table:table-cell table:formula="of:=([Sheet2.$G$53]*[.A33]+[Sheet2.$G$54]-[Sheet1.$J$25])/[Sheet1.$J$24]" office:value-type="float" office:value="2993.32425963192">
            <text:p>2993.3242596319</text:p>
          </table:table-cell>
          <table:table-cell table:number-columns-repeated="3"/>
        </table:table-row>
        <table:table-row table:style-name="ro1">
          <table:table-cell table:formula="of:=10+[.A33]" office:value-type="float" office:value="330">
            <text:p>330</text:p>
          </table:table-cell>
          <table:table-cell table:formula="of:=([Sheet2.$G$53]*[.A34]+[Sheet2.$G$54]-[Sheet1.$J$25])/[Sheet1.$J$24]" office:value-type="float" office:value="3026.02014204646">
            <text:p>3026.0201420465</text:p>
          </table:table-cell>
          <table:table-cell table:number-columns-repeated="3"/>
        </table:table-row>
        <table:table-row table:style-name="ro1">
          <table:table-cell table:formula="of:=10+[.A34]" office:value-type="float" office:value="340">
            <text:p>340</text:p>
          </table:table-cell>
          <table:table-cell table:formula="of:=([Sheet2.$G$53]*[.A35]+[Sheet2.$G$54]-[Sheet1.$J$25])/[Sheet1.$J$24]" office:value-type="float" office:value="3058.716024461">
            <text:p>3058.716024461</text:p>
          </table:table-cell>
          <table:table-cell table:number-columns-repeated="3"/>
        </table:table-row>
        <table:table-row table:style-name="ro1">
          <table:table-cell table:formula="of:=10+[.A35]" office:value-type="float" office:value="350">
            <text:p>350</text:p>
          </table:table-cell>
          <table:table-cell table:formula="of:=([Sheet2.$G$53]*[.A36]+[Sheet2.$G$54]-[Sheet1.$J$25])/[Sheet1.$J$24]" office:value-type="float" office:value="3091.41190687554">
            <text:p>3091.4119068756</text:p>
          </table:table-cell>
          <table:table-cell table:number-columns-repeated="3"/>
        </table:table-row>
        <table:table-row table:style-name="ro1">
          <table:table-cell table:formula="of:=10+[.A36]" office:value-type="float" office:value="360">
            <text:p>360</text:p>
          </table:table-cell>
          <table:table-cell table:formula="of:=([Sheet2.$G$53]*[.A37]+[Sheet2.$G$54]-[Sheet1.$J$25])/[Sheet1.$J$24]" office:value-type="float" office:value="3124.10778929009">
            <text:p>3124.1077892901</text:p>
          </table:table-cell>
          <table:table-cell table:number-columns-repeated="3"/>
        </table:table-row>
        <table:table-row table:style-name="ro1">
          <table:table-cell table:formula="of:=10+[.A37]" office:value-type="float" office:value="370">
            <text:p>370</text:p>
          </table:table-cell>
          <table:table-cell table:formula="of:=([Sheet2.$G$53]*[.A38]+[Sheet2.$G$54]-[Sheet1.$J$25])/[Sheet1.$J$24]" office:value-type="float" office:value="3156.80367170463">
            <text:p>3156.8036717046</text:p>
          </table:table-cell>
          <table:table-cell table:number-columns-repeated="3"/>
        </table:table-row>
        <table:table-row table:style-name="ro1">
          <table:table-cell table:formula="of:=10+[.A38]" office:value-type="float" office:value="380">
            <text:p>380</text:p>
          </table:table-cell>
          <table:table-cell table:formula="of:=([Sheet2.$G$53]*[.A39]+[Sheet2.$G$54]-[Sheet1.$J$25])/[Sheet1.$J$24]" office:value-type="float" office:value="3189.49955411917">
            <text:p>3189.4995541192</text:p>
          </table:table-cell>
          <table:table-cell table:number-columns-repeated="3"/>
        </table:table-row>
        <table:table-row table:style-name="ro1">
          <table:table-cell table:formula="of:=10+[.A39]" office:value-type="float" office:value="390">
            <text:p>390</text:p>
          </table:table-cell>
          <table:table-cell table:formula="of:=([Sheet2.$G$53]*[.A40]+[Sheet2.$G$54]-[Sheet1.$J$25])/[Sheet1.$J$24]" office:value-type="float" office:value="3222.19543653371">
            <text:p>3222.1954365337</text:p>
          </table:table-cell>
          <table:table-cell table:number-columns-repeated="3"/>
        </table:table-row>
        <table:table-row table:style-name="ro1">
          <table:table-cell table:formula="of:=10+[.A40]" office:value-type="float" office:value="400">
            <text:p>400</text:p>
          </table:table-cell>
          <table:table-cell table:formula="of:=([Sheet2.$G$53]*[.A41]+[Sheet2.$G$54]-[Sheet1.$J$25])/[Sheet1.$J$24]" office:value-type="float" office:value="3254.89131894825">
            <text:p>3254.8913189483</text:p>
          </table:table-cell>
          <table:table-cell table:number-columns-repeated="3"/>
        </table:table-row>
        <table:table-row table:style-name="ro1">
          <table:table-cell table:formula="of:=10+[.A41]" office:value-type="float" office:value="410">
            <text:p>410</text:p>
          </table:table-cell>
          <table:table-cell table:formula="of:=([Sheet2.$G$53]*[.A42]+[Sheet2.$G$54]-[Sheet1.$J$25])/[Sheet1.$J$24]" office:value-type="float" office:value="3287.58720136279">
            <text:p>3287.5872013628</text:p>
          </table:table-cell>
          <table:table-cell table:number-columns-repeated="3"/>
        </table:table-row>
        <table:table-row table:style-name="ro1">
          <table:table-cell table:formula="of:=10+[.A42]" office:value-type="float" office:value="420">
            <text:p>420</text:p>
          </table:table-cell>
          <table:table-cell table:formula="of:=([Sheet2.$G$53]*[.A43]+[Sheet2.$G$54]-[Sheet1.$J$25])/[Sheet1.$J$24]" office:value-type="float" office:value="3320.28308377733">
            <text:p>3320.2830837773</text:p>
          </table:table-cell>
          <table:table-cell table:number-columns-repeated="3"/>
        </table:table-row>
        <table:table-row table:style-name="ro1">
          <table:table-cell table:formula="of:=10+[.A43]" office:value-type="float" office:value="430">
            <text:p>430</text:p>
          </table:table-cell>
          <table:table-cell table:formula="of:=([Sheet2.$G$53]*[.A44]+[Sheet2.$G$54]-[Sheet1.$J$25])/[Sheet1.$J$24]" office:value-type="float" office:value="3352.97896619187">
            <text:p>3352.9789661919</text:p>
          </table:table-cell>
          <table:table-cell table:number-columns-repeated="3"/>
        </table:table-row>
        <table:table-row table:style-name="ro1">
          <table:table-cell table:formula="of:=10+[.A44]" office:value-type="float" office:value="440">
            <text:p>440</text:p>
          </table:table-cell>
          <table:table-cell table:formula="of:=([Sheet2.$G$53]*[.A45]+[Sheet2.$G$54]-[Sheet1.$J$25])/[Sheet1.$J$24]" office:value-type="float" office:value="3385.67484860641">
            <text:p>3385.6748486064</text:p>
          </table:table-cell>
          <table:table-cell table:number-columns-repeated="3"/>
        </table:table-row>
        <table:table-row table:style-name="ro1">
          <table:table-cell table:formula="of:=10+[.A45]" office:value-type="float" office:value="450">
            <text:p>450</text:p>
          </table:table-cell>
          <table:table-cell table:formula="of:=([Sheet2.$G$53]*[.A46]+[Sheet2.$G$54]-[Sheet1.$J$25])/[Sheet1.$J$24]" office:value-type="float" office:value="3418.37073102096">
            <text:p>3418.370731021</text:p>
          </table:table-cell>
          <table:table-cell table:number-columns-repeated="3"/>
        </table:table-row>
        <table:table-row table:style-name="ro1">
          <table:table-cell table:formula="of:=10+[.A46]" office:value-type="float" office:value="460">
            <text:p>460</text:p>
          </table:table-cell>
          <table:table-cell table:formula="of:=([Sheet2.$G$53]*[.A47]+[Sheet2.$G$54]-[Sheet1.$J$25])/[Sheet1.$J$24]" office:value-type="float" office:value="3451.0666134355">
            <text:p>3451.0666134355</text:p>
          </table:table-cell>
          <table:table-cell table:number-columns-repeated="3"/>
        </table:table-row>
        <table:table-row table:style-name="ro1">
          <table:table-cell table:formula="of:=10+[.A47]" office:value-type="float" office:value="470">
            <text:p>470</text:p>
          </table:table-cell>
          <table:table-cell table:formula="of:=([Sheet2.$G$53]*[.A48]+[Sheet2.$G$54]-[Sheet1.$J$25])/[Sheet1.$J$24]" office:value-type="float" office:value="3483.76249585004">
            <text:p>3483.76249585</text:p>
          </table:table-cell>
          <table:table-cell table:number-columns-repeated="3"/>
        </table:table-row>
        <table:table-row table:style-name="ro1">
          <table:table-cell table:formula="of:=10+[.A48]" office:value-type="float" office:value="480">
            <text:p>480</text:p>
          </table:table-cell>
          <table:table-cell table:formula="of:=([Sheet2.$G$53]*[.A49]+[Sheet2.$G$54]-[Sheet1.$J$25])/[Sheet1.$J$24]" office:value-type="float" office:value="3516.45837826458">
            <text:p>3516.4583782646</text:p>
          </table:table-cell>
          <table:table-cell table:number-columns-repeated="3"/>
        </table:table-row>
        <table:table-row table:style-name="ro1">
          <table:table-cell table:formula="of:=10+[.A49]" office:value-type="float" office:value="490">
            <text:p>490</text:p>
          </table:table-cell>
          <table:table-cell table:formula="of:=([Sheet2.$G$53]*[.A50]+[Sheet2.$G$54]-[Sheet1.$J$25])/[Sheet1.$J$24]" office:value-type="float" office:value="3549.15426067912">
            <text:p>3549.1542606791</text:p>
          </table:table-cell>
          <table:table-cell table:number-columns-repeated="3"/>
        </table:table-row>
        <table:table-row table:style-name="ro1">
          <table:table-cell table:formula="of:=10+[.A50]" office:value-type="float" office:value="500">
            <text:p>500</text:p>
          </table:table-cell>
          <table:table-cell table:formula="of:=([Sheet2.$G$53]*[.A51]+[Sheet2.$G$54]-[Sheet1.$J$25])/[Sheet1.$J$24]" office:value-type="float" office:value="3581.85014309366">
            <text:p>3581.8501430937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2016-12-11</text:date>, <text:time>02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E </meta:initial-creator>
    <meta:creation-date>2016-12-10T10:30:06.55</meta:creation-date>
    <dc:date>2016-12-11T02:44:36.74</dc:date>
    <dc:creator>SSE </dc:creator>
    <meta:editing-duration>PT16H14M33S</meta:editing-duration>
    <meta:editing-cycles>4</meta:editing-cycles>
    <meta:generator>OpenOffice/4.1.0$Win32 OpenOffice.org_project/410m18$Build-9764</meta:generator>
    <meta:document-statistic meta:table-count="3" meta:cell-count="19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86cm" svg:height="12.999cm" xlink:href=".." xlink:type="simple" chart:class="chart:scatter" chart:style-name="ch1">
        <chart:title svg:x="7.42cm" svg:y="0.395cm" chart:style-name="ch2">
          <text:p>Borders classification time</text:p>
        </chart:title>
        <chart:subtitle svg:x="7.512cm" svg:y="1.433cm" chart:style-name="ch3">
          <text:p>slope=8.4e-6; intercept=0.12</text:p>
        </chart:subtitle>
        <chart:plot-area chart:style-name="ch4" table:cell-range-address="Sheet1.I2:Sheet1.K21" svg:x="1.439cm" svg:y="2.634cm" svg:width="17.845cm" svg:height="9.098cm">
          <chartooo:coordinate-region svg:x="2.537cm" svg:y="2.846cm" svg:width="16.375cm" svg:height="8.213cm"/>
          <chart:axis chart:dimension="x" chart:name="primary-x" chart:style-name="ch5">
            <chart:title svg:x="9.14cm" svg:y="11.992cm" chart:style-name="ch6">
              <text:p>border samples</text:p>
            </chart:title>
          </chart:axis>
          <chart:axis chart:dimension="y" chart:name="primary-y" chart:style-name="ch7">
            <chart:title svg:x="0.451cm" svg:y="7.941cm" chart:style-name="ch8">
              <text:p>time (ms)</text:p>
            </chart:title>
            <chart:grid chart:style-name="ch9" chart:class="major"/>
          </chart:axis>
          <chart:series chart:style-name="ch10" chart:values-cell-range-address="Sheet1.J2:Sheet1.J21" chart:class="chart:scatter">
            <chart:domain table:cell-range-address="Sheet1.I2:Sheet1.I21"/>
            <chart:data-point chart:repeated="20"/>
          </chart:series>
          <chart:series chart:style-name="ch11" chart:values-cell-range-address="Sheet1.K2:Sheet1.K2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I2:Sheet1.I21</svg:desc>
                </draw:g>
              </table:table-cell>
              <table:table-cell office:value-type="float" office:value="0.00185185185185185">
                <text:p>0.00185185185185185</text:p>
                <draw:g>
                  <svg:desc>Sheet1.J2:Sheet1.J21</svg:desc>
                </draw:g>
              </table:table-cell>
              <table:table-cell office:value-type="float" office:value="0.00202222222222222">
                <text:p>0.00202222222222222</text:p>
                <draw:g>
                  <svg:desc>Sheet1.K2:Sheet1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318518518518519">
                <text:p>0.00318518518518519</text:p>
              </table:table-cell>
              <table:table-cell office:value-type="float" office:value="0.00286198830409357">
                <text:p>0.00286198830409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37037037037037">
                <text:p>0.0037037037037037</text:p>
              </table:table-cell>
              <table:table-cell office:value-type="float" office:value="0.00370175438596491">
                <text:p>0.00370175438596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481481481481481">
                <text:p>0.00481481481481481</text:p>
              </table:table-cell>
              <table:table-cell office:value-type="float" office:value="0.00454152046783626">
                <text:p>0.00454152046783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525925925925926">
                <text:p>0.00525925925925926</text:p>
              </table:table-cell>
              <table:table-cell office:value-type="float" office:value="0.0053812865497076">
                <text:p>0.0053812865497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651851851851852">
                <text:p>0.00651851851851852</text:p>
              </table:table-cell>
              <table:table-cell office:value-type="float" office:value="0.00622105263157895">
                <text:p>0.00622105263157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718518518518519">
                <text:p>0.00718518518518519</text:p>
              </table:table-cell>
              <table:table-cell office:value-type="float" office:value="0.00706081871345029">
                <text:p>0.00706081871345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77037037037037">
                <text:p>0.0077037037037037</text:p>
              </table:table-cell>
              <table:table-cell office:value-type="float" office:value="0.00790058479532164">
                <text:p>0.00790058479532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82962962962963">
                <text:p>0.0082962962962963</text:p>
              </table:table-cell>
              <table:table-cell office:value-type="float" office:value="0.00874035087719298">
                <text:p>0.00874035087719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940740740740741">
                <text:p>0.00940740740740741</text:p>
              </table:table-cell>
              <table:table-cell office:value-type="float" office:value="0.00958011695906433">
                <text:p>0.00958011695906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101481481481481">
                <text:p>0.0101481481481481</text:p>
              </table:table-cell>
              <table:table-cell office:value-type="float" office:value="0.0104198830409357">
                <text:p>0.0104198830409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10962962962963">
                <text:p>0.010962962962963</text:p>
              </table:table-cell>
              <table:table-cell office:value-type="float" office:value="0.011259649122807">
                <text:p>0.011259649122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12">
                <text:p>0.012</text:p>
              </table:table-cell>
              <table:table-cell office:value-type="float" office:value="0.0120994152046784">
                <text:p>0.0120994152046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13037037037037">
                <text:p>0.013037037037037</text:p>
              </table:table-cell>
              <table:table-cell office:value-type="float" office:value="0.0129391812865497">
                <text:p>0.0129391812865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14">
                <text:p>0.014</text:p>
              </table:table-cell>
              <table:table-cell office:value-type="float" office:value="0.0137789473684211">
                <text:p>0.0137789473684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148148148148148">
                <text:p>0.0148148148148148</text:p>
              </table:table-cell>
              <table:table-cell office:value-type="float" office:value="0.0146187134502924">
                <text:p>0.01461871345029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54584795321637">
                <text:p>0.0154584795321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174074074074074">
                <text:p>0.0174074074074074</text:p>
              </table:table-cell>
              <table:table-cell office:value-type="float" office:value="0.0162982456140351">
                <text:p>0.0162982456140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163703703703704">
                <text:p>0.0163703703703704</text:p>
              </table:table-cell>
              <table:table-cell office:value-type="float" office:value="0.0171380116959064">
                <text:p>0.0171380116959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18">
                <text:p>0.018</text:p>
              </table:table-cell>
              <table:table-cell office:value-type="float" office:value="0.0179777777777778">
                <text:p>0.0179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96cm" svg:height="11.909cm" xlink:href=".." xlink:type="simple" chart:class="chart:scatter" chart:style-name="ch1">
        <chart:title svg:x="6.979cm" svg:y="0.374cm" chart:style-name="ch2">
          <text:p>SVM classification time</text:p>
        </chart:title>
        <chart:subtitle svg:x="6.661cm" svg:y="1.391cm" chart:style-name="ch3">
          <text:p>slope=2.7e-5; intercept=0.018</text:p>
        </chart:subtitle>
        <chart:plot-area chart:style-name="ch4" table:cell-range-address="Sheet2.F2:Sheet2.H51" svg:x="1.409cm" svg:y="2.55cm" svg:width="16.445cm" svg:height="8.113cm">
          <chartooo:coordinate-region svg:x="2.507cm" svg:y="2.762cm" svg:width="15.067cm" svg:height="7.228cm"/>
          <chart:axis chart:dimension="x" chart:name="primary-x" chart:style-name="ch5">
            <chart:title svg:x="9.018cm" svg:y="10.902cm" chart:style-name="ch6">
              <text:p>support</text:p>
            </chart:title>
          </chart:axis>
          <chart:axis chart:dimension="y" chart:name="primary-y" chart:style-name="ch7">
            <chart:title svg:x="0.451cm" svg:y="7.364cm" chart:style-name="ch8">
              <text:p>time (ms)</text:p>
            </chart:title>
            <chart:grid chart:style-name="ch9" chart:class="major"/>
          </chart:axis>
          <chart:series chart:style-name="ch10" chart:values-cell-range-address="Sheet2.G2:Sheet2.G51" chart:class="chart:scatter">
            <chart:domain table:cell-range-address="Sheet2.F2:Sheet2.F51"/>
            <chart:data-point chart:repeated="50"/>
          </chart:series>
          <chart:series chart:style-name="ch11" chart:values-cell-range-address="Sheet2.H2:Sheet2.H5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F2:Sheet2.F51</svg:desc>
                </draw:g>
              </table:table-cell>
              <table:table-cell office:value-type="float" office:value="0.018">
                <text:p>0.018</text:p>
                <draw:g>
                  <svg:desc>Sheet2.G2:Sheet2.G51</svg:desc>
                </draw:g>
              </table:table-cell>
              <table:table-cell office:value-type="float" office:value="0.0178077411419049">
                <text:p>0.0178077411419049</text:p>
                <draw:g>
                  <svg:desc>Sheet2.H2:Sheet2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18">
                <text:p>0.018</text:p>
              </table:table-cell>
              <table:table-cell office:value-type="float" office:value="0.017862654928042">
                <text:p>0.017862654928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.018">
                <text:p>0.018</text:p>
              </table:table-cell>
              <table:table-cell office:value-type="float" office:value="0.0181921376448651">
                <text:p>0.0181921376448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.018">
                <text:p>0.018</text:p>
              </table:table-cell>
              <table:table-cell office:value-type="float" office:value="0.0181646807517965">
                <text:p>0.0181646807517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018">
                <text:p>0.018</text:p>
              </table:table-cell>
              <table:table-cell office:value-type="float" office:value="0.0184941634686195">
                <text:p>0.0184941634686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83843358963452">
                <text:p>0.0183843358963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6863617200996">
                <text:p>0.0186863617200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8236461854425">
                <text:p>0.0188236461854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9334737577169">
                <text:p>0.0189334737577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9609306507854">
                <text:p>0.0189609306507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0982151161284">
                <text:p>0.0190982151161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">
                <text:p>6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3727840468142">
                <text:p>0.0193727840468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1805857953341">
                <text:p>0.0191805857953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0707582230598">
                <text:p>0.0190707582230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2904133676085">
                <text:p>0.0192904133676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5649822982943">
                <text:p>0.0195649822982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7571805497744">
                <text:p>0.0197571805497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0.02">
                <text:p>0.02</text:p>
              </table:table-cell>
              <table:table-cell office:value-type="float" office:value="0.0195924391913629">
                <text:p>0.019592439191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8120943359116">
                <text:p>0.0198120943359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1690339458032">
                <text:p>0.0201690339458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0042925873917">
                <text:p>0.0200042925873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3337753042147">
                <text:p>0.0203337753042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0.0201964908388718">
                <text:p>0.0201964908388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0202788615180775">
                <text:p>0.0202788615180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.02">
                <text:p>0.02</text:p>
              </table:table-cell>
              <table:table-cell office:value-type="float" office:value="0.0204161459834205">
                <text:p>0.0204161459834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0.02">
                <text:p>0.02</text:p>
              </table:table-cell>
              <table:table-cell office:value-type="float" office:value="0.0204710597695576">
                <text:p>0.0204710597695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2">
                <text:p>122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8829131655864">
                <text:p>0.0208829131655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">
                <text:p>119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8005424863807">
                <text:p>0.0208005424863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">
                <text:p>118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7730855933121">
                <text:p>0.0207730855933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4161459834205">
                <text:p>0.0204161459834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0201976309293">
                <text:p>0.0210201976309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4045941338895">
                <text:p>0.0214045941338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439044229869">
                <text:p>0.0218439044229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">
                <text:p>15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6791630645754">
                <text:p>0.02167916306457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2673096685466">
                <text:p>0.0212673096685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">
                <text:p>135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239852775478">
                <text:p>0.021239852775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">
                <text:p>147</text:p>
              </table:table-cell>
              <table:table-cell office:value-type="float" office:value="0.022">
                <text:p>0.022</text:p>
              </table:table-cell>
              <table:table-cell office:value-type="float" office:value="0.021569335492301">
                <text:p>0.021569335492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">
                <text:p>152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706619957644">
                <text:p>0.0217066199576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">
                <text:p>166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0910164606042">
                <text:p>0.022091016460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164475299183">
                <text:p>0.0218164475299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">
                <text:p>172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2557578190157">
                <text:p>0.0222557578190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">
                <text:p>17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22832147120843">
                <text:p>0.02228321471208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439044229869">
                <text:p>0.0218439044229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">
                <text:p>184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5852405358387">
                <text:p>0.0225852405358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">
                <text:p>171</text:p>
              </table:table-cell>
              <table:table-cell office:value-type="float" office:value="0.022">
                <text:p>0.022</text:p>
              </table:table-cell>
              <table:table-cell office:value-type="float" office:value="0.0222283009259471">
                <text:p>0.0222283009259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695068108113">
                <text:p>0.022695068108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">
                <text:p>164</text:p>
              </table:table-cell>
              <table:table-cell office:value-type="float" office:value="0.022">
                <text:p>0.022</text:p>
              </table:table-cell>
              <table:table-cell office:value-type="float" office:value="0.022036102674467">
                <text:p>0.022036102674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">
                <text:p>201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0520077180047">
                <text:p>0.0230520077180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0.022">
                <text:p>0.022</text:p>
              </table:table-cell>
              <table:table-cell office:value-type="float" office:value="0.0224479560704958">
                <text:p>0.0224479560704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">
                <text:p>180</text:p>
              </table:table-cell>
              <table:table-cell office:value-type="float" office:value="0.022">
                <text:p>0.022</text:p>
              </table:table-cell>
              <table:table-cell office:value-type="float" office:value="0.0224754129635644">
                <text:p>0.0224754129635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79cm" svg:height="12.434cm" xlink:href=".." xlink:type="simple" chart:class="chart:scatter" chart:style-name="ch1">
        <chart:title svg:x="6.385cm" svg:y="0.384cm" chart:style-name="ch2">
          <text:p>Border samples at break even</text:p>
        </chart:title>
        <chart:subtitle svg:x="8.422cm" svg:y="1.411cm" chart:style-name="ch3">
          <text:p>slope=3.3</text:p>
        </chart:subtitle>
        <chart:plot-area chart:style-name="ch4" table:cell-range-address="Sheet3.A2:Sheet3.B51" svg:x="1.411cm" svg:y="2.59cm" svg:width="16.522cm" svg:height="8.588cm">
          <chartooo:coordinate-region svg:x="2.403cm" svg:y="2.802cm" svg:width="15.25cm" svg:height="7.703cm"/>
          <chart:axis chart:dimension="x" chart:name="primary-x" chart:style-name="ch5">
            <chart:title svg:x="9.059cm" svg:y="11.427cm" chart:style-name="ch6">
              <text:p>support</text:p>
            </chart:title>
          </chart:axis>
          <chart:axis chart:dimension="y" chart:name="primary-y" chart:style-name="ch7">
            <chart:title svg:x="0.451cm" svg:y="8.105cm" chart:style-name="ch8">
              <text:p>border samples</text:p>
            </chart:title>
            <chart:grid chart:style-name="ch9" chart:class="major"/>
          </chart:axis>
          <chart:series chart:style-name="ch10" chart:values-cell-range-address="Sheet3.B2:Sheet3.B51" chart:class="chart:scatter">
            <chart:domain table:cell-range-address="Sheet3.A2:Sheet3.A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A2:Sheet3.A51</svg:desc>
                </draw:g>
              </table:table-cell>
              <table:table-cell office:value-type="float" office:value="1979.75190478115">
                <text:p>1979.75190478115</text:p>
                <draw:g>
                  <svg:desc>Sheet3.B2:Sheet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12.44778719569">
                <text:p>2012.44778719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45.14366961023">
                <text:p>2045.14366961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77.83955202477">
                <text:p>2077.8395520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110.53543443931">
                <text:p>2110.53543443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143.23131685385">
                <text:p>2143.23131685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175.9271992684">
                <text:p>2175.927199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208.62308168294">
                <text:p>2208.62308168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241.31896409748">
                <text:p>2241.31896409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274.01484651202">
                <text:p>2274.01484651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306.71072892656">
                <text:p>2306.71072892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339.4066113411">
                <text:p>2339.4066113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372.10249375564">
                <text:p>2372.10249375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404.79837617018">
                <text:p>2404.7983761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437.49425858472">
                <text:p>2437.49425858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470.19014099927">
                <text:p>2470.19014099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502.88602341381">
                <text:p>2502.88602341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535.58190582835">
                <text:p>2535.58190582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568.27778824289">
                <text:p>2568.27778824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00.97367065743">
                <text:p>2600.97367065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633.66955307197">
                <text:p>2633.66955307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666.36543548651">
                <text:p>2666.36543548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699.06131790105">
                <text:p>2699.06131790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731.75720031559">
                <text:p>2731.75720031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764.45308273013">
                <text:p>2764.45308273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797.14896514468">
                <text:p>2797.14896514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829.84484755922">
                <text:p>2829.84484755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862.54072997376">
                <text:p>2862.54072997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895.2366123883">
                <text:p>2895.2366123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927.93249480284">
                <text:p>2927.93249480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960.62837721738">
                <text:p>2960.62837721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993.32425963192">
                <text:p>2993.32425963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026.02014204646">
                <text:p>3026.02014204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3058.716024461">
                <text:p>3058.71602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091.41190687554">
                <text:p>3091.41190687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124.10778929009">
                <text:p>3124.10778929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156.80367170463">
                <text:p>3156.80367170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189.49955411917">
                <text:p>3189.49955411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222.19543653371">
                <text:p>3222.19543653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254.89131894825">
                <text:p>3254.89131894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3287.58720136279">
                <text:p>3287.587201362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3320.28308377733">
                <text:p>3320.28308377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3352.97896619187">
                <text:p>3352.97896619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3385.67484860641">
                <text:p>3385.67484860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418.37073102096">
                <text:p>3418.37073102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3451.0666134355">
                <text:p>3451.0666134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3483.76249585004">
                <text:p>3483.76249585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3516.45837826458">
                <text:p>3516.45837826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3549.15426067912">
                <text:p>3549.15426067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3581.85014309366">
                <text:p>3581.85014309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